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Calibri11" svg:font-family="Calibri1"/>
    <style:font-face style:name="Calibri2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 style:font-pitch="fixed"/>
    <style:font-face style:name="Mono1" svg:font-family="Mono"/>
  </office:font-face-decls>
  <office:automatic-styles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902cm"/>
    </style:style>
    <style:style style:name="co7" style:family="table-column">
      <style:table-column-properties fo:break-before="auto" style:column-width="26.196cm"/>
    </style:style>
    <style:style style:name="co8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cm"/>
    </style:style>
    <style:style style:name="co10" style:family="table-column">
      <style:table-column-properties fo:break-before="auto" style:column-width="2.258cm"/>
    </style:style>
    <style:style style:name="co1" style:family="table-column">
      <style:table-column-properties fo:break-before="auto" style:column-width="2.91cm"/>
    </style:style>
    <style:style style:name="co11" style:family="table-column">
      <style:table-column-properties fo:break-before="auto" style:column-width="26.194cm"/>
    </style:style>
    <style:style style:name="co12" style:family="table-column">
      <style:table-column-properties fo:break-before="auto" style:column-width="1.508cm"/>
    </style:style>
    <style:style style:name="co13" style:family="table-column">
      <style:table-column-properties fo:break-before="auto" style:column-width="1.535cm"/>
    </style:style>
    <style:style style:name="co16" style:family="table-column">
      <style:table-column-properties fo:break-before="auto" style:column-width="27.374cm"/>
    </style:style>
    <style:style style:name="co17" style:family="table-column">
      <style:table-column-properties fo:break-before="auto" style:column-width="1.746cm"/>
    </style:style>
    <style:style style:name="ro8" style:family="table-row">
      <style:table-row-properties style:row-height="0.49cm" fo:break-before="auto" style:use-optimal-row-height="true"/>
    </style:style>
    <style:style style:name="ro9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ro1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2.18cm" fo:break-before="auto" style:use-optimal-row-height="false"/>
    </style:style>
    <style:style style:name="ro12" style:family="table-row">
      <style:table-row-properties style:row-height="1.184cm" fo:break-before="auto" style:use-optimal-row-height="false"/>
    </style:style>
    <style:style style:name="ro13" style:family="table-row">
      <style:table-row-properties style:row-height="0.524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15" style:family="table-row">
      <style:table-row-properties style:row-height="2.157cm" fo:break-before="auto" style:use-optimal-row-height="true"/>
    </style:style>
    <style:style style:name="ro16" style:family="table-row">
      <style:table-row-properties style:row-height="2.177cm" fo:break-before="auto" style:use-optimal-row-height="false"/>
    </style:style>
    <style:style style:name="ro17" style:family="table-row">
      <style:table-row-properties style:row-height="1.185cm" fo:break-before="auto" style:use-optimal-row-height="false"/>
    </style:style>
    <style:style style:name="ro18" style:family="table-row">
      <style:table-row-properties style:row-height="1.762cm" fo:break-before="auto" style:use-optimal-row-height="true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ce98" style:family="table-cell" style:parent-style-name="Default" style:data-style-name="N0"/>
    <style:style style:name="ce100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1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2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4" style:family="table-cell" style:parent-style-name="Default">
      <style:table-cell-properties fo:background-color="#66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06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8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32" style:family="table-cell" style:parent-style-name="Default">
      <style:text-properties fo:font-size="12pt" style:font-size-asian="12pt" style:font-size-complex="12pt"/>
    </style:style>
    <style:style style:name="ce1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37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50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53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55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56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57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58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2" fo:font-size="11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59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28ff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16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6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6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16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>
      <style:table-cell-properties fo:background-color="transparent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7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4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 style:data-style-name="N0">
      <style:text-properties fo:font-size="12pt" style:font-size-asian="12pt" style:font-size-complex="12pt"/>
    </style:style>
    <style:style style:name="ce177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 style:data-style-name="N0">
      <style:table-cell-properties fo:border-bottom="none" fo:background-color="#e8f2a1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 style:data-style-name="N0">
      <style:table-cell-properties fo:border-bottom="none" fo:background-color="#00b05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3" style:family="table-cell" style:parent-style-name="Default" style:data-style-name="N0">
      <style:table-cell-properties fo:background-color="#ffd7d7" fo:wrap-option="wrap" fo:border="0.06pt solid #000000" style:vertical-align="automatic"/>
      <style:text-properties fo:font-size="12pt" style:font-size-asian="12pt" style:font-size-complex="12pt"/>
    </style:style>
    <style:style style:name="ce184" style:family="table-cell" style:parent-style-name="Default" style:data-style-name="N0">
      <style:table-cell-properties fo:background-color="#ffd7d7" fo:border="0.06pt solid #000000"/>
      <style:text-properties fo:font-size="12pt" style:font-size-asian="12pt" style:font-size-complex="12pt"/>
    </style:style>
    <style:style style:name="ce185" style:family="table-cell" style:parent-style-name="Default" style:data-style-name="N0">
      <style:table-cell-properties fo:background-color="#b4c7dc" fo:wrap-option="wrap" fo:border="0.06pt solid #000000" style:vertical-align="automatic"/>
      <style:text-properties fo:font-size="12pt" style:font-size-asian="12pt" style:font-size-complex="12pt"/>
    </style:style>
    <style:style style:name="ce186" style:family="table-cell" style:parent-style-name="Default" style:data-style-name="N0">
      <style:table-cell-properties fo:background-color="#e8f2a1" fo:wrap-option="wrap" fo:border="0.06pt solid #000000" style:vertical-align="automatic"/>
      <style:text-properties fo:font-size="12pt" style:font-size-asian="12pt" style:font-size-complex="12pt"/>
    </style:style>
    <style:style style:name="ce187" style:family="table-cell" style:parent-style-name="Default" style:data-style-name="N0">
      <style:table-cell-properties fo:background-color="#e0c2cd" fo:wrap-option="wrap" fo:border="0.06pt solid #000000" style:vertical-align="automatic"/>
      <style:text-properties fo:font-size="12pt" style:font-size-asian="12pt" style:font-size-complex="12pt"/>
    </style:style>
    <style:style style:name="ce188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fo:font-size="12pt" style:font-size-asian="12pt" style:font-size-complex="12pt"/>
    </style:style>
    <style:style style:name="ce189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1" fo:font-size="12pt" style:font-name-asian="Calibri11" style:font-size-asian="12pt" style:font-name-complex="Calibri11" style:font-size-complex="12pt"/>
    </style:style>
    <style:style style:name="ce190" style:family="table-cell" style:parent-style-name="Default" style:data-style-name="N0">
      <style:table-cell-properties fo:background-color="#00a933" fo:wrap-option="wrap" fo:border="0.06pt solid #000000" style:vertical-align="automatic"/>
      <style:text-properties fo:color="#ffffff" fo:font-size="12pt" style:font-size-asian="12pt" style:font-size-complex="12pt"/>
    </style:style>
    <style:style style:name="ce191" style:family="table-cell" style:parent-style-name="Default" style:data-style-name="N0">
      <style:table-cell-properties fo:background-color="transparent" fo:wrap-option="wrap" fo:border="0.06pt solid #000000" style:vertical-align="automatic"/>
      <style:text-properties fo:color="#ffffff" fo:font-size="12pt" style:font-size-asian="12pt" style:font-size-complex="12pt"/>
    </style:style>
    <style:style style:name="ce192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/>
    </style:style>
    <style:style style:name="ce193" style:family="table-cell" style:parent-style-name="Default" style:data-style-name="N0">
      <style:table-cell-properties fo:background-color="transparent" fo:border="0.06pt solid #000000"/>
    </style:style>
    <style:style style:name="ce194" style:family="table-cell" style:parent-style-name="Default" style:data-style-name="N0">
      <style:table-cell-properties fo:background-color="#81d41a" fo:wrap-option="wrap" fo:border="0.06pt solid #000000" style:vertical-align="automatic"/>
      <style:text-properties fo:color="#fff5ce"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 style:data-style-name="N0">
      <style:table-cell-properties fo:background-color="#81d41a" fo:wrap-option="wrap" fo:border="0.06pt solid #000000" style:vertical-align="automatic"/>
      <style:text-properties fo:font-size="12pt" style:font-size-asian="12pt" style:font-size-complex="12pt"/>
    </style:style>
    <style:style style:name="ce19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fo:font-size="13pt" fo:font-weight="bold" style:font-size-asian="13pt" style:font-weight-asian="bold" style:font-size-complex="13pt" style:font-weight-complex="bold"/>
    </style:style>
    <style:style style:name="ce19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fo:font-size="14pt" fo:font-weight="bold" style:font-size-asian="14pt" style:font-weight-asian="bold" style:font-size-complex="14pt" style:font-weight-complex="bold"/>
    </style:style>
    <style:style style:name="ce199" style:family="table-cell" style:parent-style-name="Default" style:data-style-name="N0">
      <style:text-properties fo:color="#0028ff" fo:font-size="14pt" fo:font-weight="bold" style:font-size-asian="14pt" style:font-weight-asian="bold" style:font-size-complex="14pt" style:font-weight-complex="bold"/>
    </style:style>
    <style:style style:name="ce20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3pt" fo:font-weight="bold" style:font-size-asian="13pt" style:font-weight-asian="bold" style:font-size-complex="13pt" style:font-weight-complex="bold"/>
    </style:style>
    <style:style style:name="ce20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04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1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0">
      <style:text-properties style:font-name="Calibri1" fo:font-size="12pt" style:font-size-asian="12pt" style:font-size-complex="12pt"/>
    </style:style>
    <style:style style:name="ce36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1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1"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 style:data-style-name="N0">
      <style:table-cell-properties fo:border-bottom="none" fo:background-color="#00a9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fo:background-color="#ffd7d7" fo:wrap-option="wrap" fo:border="0.06pt solid #000000" style:vertical-align="automatic"/>
      <style:text-properties style:font-name="Calibri1" fo:font-size="12pt" style:font-size-asian="12pt" style:font-size-complex="12pt"/>
    </style:style>
    <style:style style:name="ce40" style:family="table-cell" style:parent-style-name="Default" style:data-style-name="N0">
      <style:table-cell-properties fo:background-color="#ffd7d7" fo:border="0.06pt solid #000000"/>
      <style:text-properties style:font-name="Calibri1" fo:font-size="12pt" style:font-size-asian="12pt" style:font-size-complex="12pt"/>
    </style:style>
    <style:style style:name="ce41" style:family="table-cell" style:parent-style-name="Default" style:data-style-name="N0">
      <style:table-cell-properties fo:background-color="#b4c7dc" fo:wrap-option="wrap" fo:border="0.06pt solid #000000" style:vertical-align="automatic"/>
      <style:text-properties style:font-name="Calibri1" fo:font-size="12pt" style:font-size-asian="12pt" style:font-size-complex="12pt"/>
    </style:style>
    <style:style style:name="ce42" style:family="table-cell" style:parent-style-name="Default" style:data-style-name="N0">
      <style:table-cell-properties fo:background-color="#666666" fo:wrap-option="wrap" fo:border="0.06pt solid #000000" style:vertical-align="automatic"/>
      <style:text-properties style:font-name="Calibri1" fo:font-size="12pt" style:font-size-asian="12pt" style:font-size-complex="12pt"/>
    </style:style>
    <style:style style:name="ce43" style:family="table-cell" style:parent-style-name="Default" style:data-style-name="N0">
      <style:table-cell-properties fo:background-color="#e0c2cd" fo:wrap-option="wrap" fo:border="0.06pt solid #000000" style:vertical-align="automatic"/>
      <style:text-properties style:font-name="Calibri1" fo:font-size="12pt" style:font-size-asian="12pt" style:font-size-complex="12pt"/>
    </style:style>
    <style:style style:name="ce44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" fo:font-size="12pt" style:font-size-asian="12pt" style:font-size-complex="12pt"/>
    </style:style>
    <style:style style:name="ce88" style:family="table-cell" style:parent-style-name="Default" style:data-style-name="N0">
      <style:table-cell-properties fo:background-color="#666666" fo:wrap-option="wrap" fo:border="0.06pt solid #000000" style:vertical-align="automatic"/>
      <style:text-properties style:font-name="Calibri1" fo:font-size="11pt" style:font-size-asian="11pt" style:font-size-complex="11pt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style:font-name="Calibri1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style:font-name="Calibri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style:font-name="Calibri1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0">
      <style:text-properties fo:color="#0028ff" style:font-name="Calibri1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fo:background-color="transparent"/>
      <style:text-properties style:font-name="Calibri1" fo:font-size="12pt" style:font-size-asian="12pt" style:font-size-complex="12pt"/>
    </style:style>
    <style:style style:name="ce95" style:family="table-cell" style:parent-style-name="Default" style:data-style-name="N0"/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97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5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9" style:family="table-cell" style:parent-style-name="Default">
      <style:table-cell-properties fo:background-color="#66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10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11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12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13" style:family="table-cell" style:parent-style-name="Default">
      <style:text-properties fo:font-size="12pt" style:font-size-asian="12pt" style:font-size-complex="12pt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15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6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7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18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19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20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21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2" fo:font-size="11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22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28ff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12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13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3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0">
      <style:text-properties fo:font-size="12pt" style:font-size-asian="12pt" style:font-size-complex="12pt"/>
    </style:style>
    <style:style style:name="ce142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 style:data-style-name="N0">
      <style:table-cell-properties fo:border-bottom="none" fo:background-color="#e8f2a1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 style:data-style-name="N0">
      <style:table-cell-properties fo:border-bottom="none" fo:background-color="#00b05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Default" style:data-style-name="N0">
      <style:table-cell-properties fo:background-color="#ffd7d7" fo:wrap-option="wrap" fo:border="0.06pt solid #000000" style:vertical-align="automatic"/>
      <style:text-properties fo:font-size="12pt" style:font-size-asian="12pt" style:font-size-complex="12pt"/>
    </style:style>
    <style:style style:name="ce148" style:family="table-cell" style:parent-style-name="Default" style:data-style-name="N0">
      <style:table-cell-properties fo:background-color="#ffd7d7" fo:border="0.06pt solid #000000"/>
      <style:text-properties fo:font-size="12pt" style:font-size-asian="12pt" style:font-size-complex="12pt"/>
    </style:style>
    <style:style style:name="ce149" style:family="table-cell" style:parent-style-name="Default" style:data-style-name="N0">
      <style:table-cell-properties fo:background-color="#b4c7dc" fo:wrap-option="wrap" fo:border="0.06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0">
      <style:table-cell-properties fo:background-color="#e8f2a1" fo:wrap-option="wrap" fo:border="0.06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0">
      <style:table-cell-properties fo:background-color="#e0c2cd" fo:wrap-option="wrap" fo:border="0.06pt solid #000000" style:vertical-align="automatic"/>
      <style:text-properties fo:font-size="12pt" style:font-size-asian="12pt" style:font-size-complex="12pt"/>
    </style:style>
    <style:style style:name="ce154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fo:font-size="12pt" style:font-size-asian="12pt" style:font-size-complex="12pt"/>
    </style:style>
    <style:style style:name="ce176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1" fo:font-size="12pt" style:font-name-asian="Calibri11" style:font-size-asian="12pt" style:font-name-complex="Calibri11" style:font-size-complex="12pt"/>
    </style:style>
    <style:style style:name="ce182" style:family="table-cell" style:parent-style-name="Default" style:data-style-name="N0">
      <style:table-cell-properties fo:background-color="#00a933" fo:wrap-option="wrap" fo:border="0.06pt solid #000000" style:vertical-align="automatic"/>
      <style:text-properties fo:color="#ffffff" fo:font-size="12pt" style:font-size-asian="12pt" style:font-size-complex="12pt"/>
    </style:style>
    <style:style style:name="ce198" style:family="table-cell" style:parent-style-name="Default" style:data-style-name="N0">
      <style:table-cell-properties fo:background-color="transparent" fo:wrap-option="wrap" fo:border="0.06pt solid #000000" style:vertical-align="automatic"/>
      <style:text-properties fo:color="#ffffff" fo:font-size="12pt" style:font-size-asian="12pt" style:font-size-complex="12pt"/>
    </style:style>
    <style:style style:name="ce202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/>
    </style:style>
    <style:style style:name="ce203" style:family="table-cell" style:parent-style-name="Default" style:data-style-name="N0">
      <style:table-cell-properties fo:background-color="transparent" fo:border="0.06pt solid #000000"/>
    </style:style>
    <style:style style:name="ce205" style:family="table-cell" style:parent-style-name="Default" style:data-style-name="N0">
      <style:table-cell-properties fo:background-color="#81d41a" fo:wrap-option="wrap" fo:border="0.06pt solid #000000" style:vertical-align="automatic"/>
      <style:text-properties fo:color="#fff5ce"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 style:data-style-name="N0">
      <style:table-cell-properties fo:background-color="#81d41a" fo:wrap-option="wrap" fo:border="0.06pt solid #000000" style:vertical-align="automatic"/>
      <style:text-properties fo:font-size="12pt" style:font-size-asian="12pt" style:font-size-complex="12pt"/>
    </style:style>
    <style:style style:name="ce2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fo:font-size="13pt" fo:font-weight="bold" style:font-size-asian="13pt" style:font-weight-asian="bold" style:font-size-complex="13pt" style:font-weight-complex="bold"/>
    </style:style>
    <style:style style:name="ce208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fo:font-size="14pt" fo:font-weight="bold" style:font-size-asian="14pt" style:font-weight-asian="bold" style:font-size-complex="14pt" style:font-weight-complex="bold"/>
    </style:style>
    <style:style style:name="ce209" style:family="table-cell" style:parent-style-name="Default" style:data-style-name="N0">
      <style:text-properties fo:color="#0028ff" fo:font-size="14pt" fo:font-weight="bold" style:font-size-asian="14pt" style:font-weight-asian="bold" style:font-size-complex="14pt" style:font-weight-complex="bold"/>
    </style:style>
    <style:style style:name="ce2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3pt" fo:font-weight="bold" style:font-size-asian="13pt" style:font-weight-asian="bold" style:font-size-complex="13pt" style:font-weight-complex="bold"/>
    </style:style>
    <style:style style:name="ce21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12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T54" style:family="text">
      <style:text-properties style:text-underline-style="solid" style:text-underline-width="auto" style:text-underline-color="font-color"/>
    </style:style>
    <style:style style:name="T192" style:family="text">
      <style:text-properties fo:color="#ff0000" loext:opacity="100%" style:text-underline-style="solid" style:text-underline-width="auto" style:text-underline-color="font-color"/>
    </style:style>
    <style:style style:name="T193" style:family="text">
      <style:text-properties fo:color="#ff0000" loext:opacity="100%"/>
    </style:style>
    <style:style style:name="T194" style:family="text">
      <style:text-properties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ff00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color="#ffff00" loext:opacity="100%"/>
    </style:style>
    <style:style style:name="T191" style:family="text">
      <style:text-properties style:text-outline="false" style:text-line-through-style="none" style:text-line-through-type="none" style:text-position="0% 100%" style:font-name="Calibri2" fo:font-style="normal" fo:text-shadow="none" style:text-underline-style="none" fo:font-weight="bold" style:font-size-asian="15pt" style:font-style-asian="normal" style:font-weight-asian="bold" style:font-name-complex="Calibri2" style:font-size-complex="15pt" style:font-style-complex="normal" style:font-weight-complex="bold"/>
    </style:style>
    <style:style style:name="T196" style:family="text">
      <style:text-properties fo:color="#ff8000" loext:opacity="100%"/>
    </style:style>
    <style:style style:name="T197" style:family="text">
      <style:text-properties style:text-outline="false" style:text-line-through-style="none" style:text-line-through-type="none" style:font-name="Calibri2" fo:font-size="12pt" fo:language="pt" fo:country="BR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Calibri2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198" style:family="text">
      <style:text-properties fo:color="#ffff38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Calibri2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199" style:family="text">
      <style:text-properties fo:color="#ffff38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color="#ffff38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color="#ffff38" loext:opacity="100%"/>
    </style:style>
    <style:style style:name="T202" style:family="text">
      <style:text-properties fo:color="#ffff38" loext:opacity="100%" fo:font-weight="bold" style:font-weight-asian="bold" style:font-weight-complex="bold"/>
    </style:style>
    <style:style style:name="T203" style:family="text">
      <style:text-properties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Calibri2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Calibri2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color="#ffff38" loext:opacity="100%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angal" style:font-size-asian="14pt" style:language-asian="hi" style:country-asian="IN" style:font-style-asian="normal" style:font-weight-asian="normal" style:font-name-complex="Calibri2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color="#ffff38" loext:opacity="100%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weight="normal" style:font-weight-asian="normal" style:font-weight-complex="normal"/>
    </style:style>
    <style:style style:name="T207" style:family="text">
      <style:text-properties fo:color="#ffff00" loext:opacity="100%" fo:font-weight="normal" style:font-weight-asian="normal" style:font-weight-complex="normal"/>
    </style:style>
    <style:style style:name="T208" style:family="text">
      <style:text-properties fo:color="#ffff00" loext:opacity="100%" style:text-underline-style="none" fo:font-weight="normal" style:font-weight-asian="normal" style:font-weight-complex="normal"/>
    </style:style>
    <style:style style:name="T209" style:family="text">
      <style:text-properties fo:color="#ffff00" loext:opacity="100%" style:font-name="Mono"/>
    </style:style>
    <style:style style:name="T210" style:family="text">
      <style:text-properties fo:color="#ffff38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color="#ffffff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color="#ffffff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color="#ffff00" loext:opacity="100%" fo:font-weight="normal" style:font-weight-asian="normal" style:font-weight-complex="normal"/>
    </style:style>
    <style:style style:name="T215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color="#ffffff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color="#ffff00" loext:opacity="100%" fo:font-weight="bold" style:font-weight-asian="bold" style:font-weight-complex="bold"/>
    </style:style>
    <style:style style:name="T220" style:family="text">
      <style:text-properties fo:color="#ffffff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23" style:family="text">
      <style:text-properties fo:color="#ffffff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color="#ff6d6d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25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color="#ffff00" loext:opacity="100%" style:text-outline="false" style:text-line-through-style="none" style:text-line-through-type="none" style:font-name="Calibri2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color="#ffff00" loext:opacity="100%" style:text-outline="false" style:text-line-through-style="none" style:text-line-through-type="none" style:font-name="Calibri2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31" style:family="text">
      <style:text-properties fo:color="#ff6d6d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32" style:family="text">
      <style:text-properties fo:color="#ffffff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color="#ffff00" loext:opacity="100%" style:text-outline="false" style:text-line-through-style="none" style:text-line-through-type="none" style:font-name="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color="#ffff00" loext:opacity="100%" style:text-outline="false" style:text-line-through-style="none" style:text-line-through-type="none" style:font-name="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color="#000000" loext:opacity="100%" style:text-outline="false" style:text-line-through-style="none" style:text-line-through-type="none" fo:font-size="11pt" fo:font-style="normal" fo:text-shadow="none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0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1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4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2" style:family="text">
      <style:text-properties fo:color="#ff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43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8" style:family="text">
      <style:text-properties fo:color="#000000" loext:opacity="100%" style:text-outline="false" style:text-line-through-style="none" style:text-line-through-type="none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70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39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40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241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57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8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59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0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45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5" style:family="text">
      <style:text-properties fo:color="#ffff00" loext:opacity="100%" style:text-outline="false" style:text-line-through-style="none" style:text-line-through-type="none" style:font-name="Mono1" fo:font-size="11pt" fo:font-style="normal" fo:text-shadow="none" style:text-underline-style="none" fo:font-weight="normal" style:font-name-asian="Mono1" style:font-size-asian="11pt" style:font-style-asian="normal" style:font-weight-asian="normal" style:font-name-complex="Mono1" style:font-size-complex="11pt" style:font-style-complex="normal" style:font-weight-complex="normal"/>
    </style:style>
    <style:style style:name="T166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6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42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243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76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77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4" style:family="text">
      <style:text-properties fo:color="#ff6d6d" loext:opacity="100%" style:text-outline="false" style:text-line-through-style="none" style:text-line-through-type="none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45" style:family="text">
      <style:text-properties fo:color="#ff6d6d" loext:opacity="100%" style:text-outline="false" style:text-line-through-style="none" style:text-line-through-type="none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46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7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48" style:family="text">
      <style:text-properties fo:color="#ff6d6d" loext:opacity="100%" style:text-outline="false" style:text-line-through-style="none" style:text-line-through-type="none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69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49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50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52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53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54" style:family="text">
      <style:text-properties fo:color="#ffff00" loext:opacity="100%" style:text-outline="false" style:text-line-through-style="none" style:text-line-through-type="none" style:font-name="Mono1" fo:font-size="11pt" fo:font-style="normal" fo:text-shadow="none" style:text-underline-style="none" fo:font-weight="normal" style:font-name-asian="Mono1" style:font-size-asian="11pt" style:font-style-asian="normal" style:font-weight-asian="normal" style:font-name-complex="Mono1" style:font-size-complex="11pt" style:font-style-complex="normal" style:font-weight-complex="normal"/>
    </style:style>
    <style:style style:name="T255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0" style:family="text">
      <style:text-properties fo:color="#000000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91" style:family="text">
      <style:text-properties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0000"/>
    </style:style>
    <style:style style:name="T92" style:family="text">
      <style:text-properties fo:font-size="11pt" fo:font-weight="normal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0000" style:text-underline-style="none" style:text-underline-color="font-color"/>
    </style:style>
    <style:style style:name="T93" style:family="text">
      <style:text-properties fo:color="#ff0000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94" style:family="text">
      <style:text-properties fo:color="#ff0000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 fo:font-size="11pt" style:font-size-asian="11pt" style:font-size-complex="11pt"/>
    </style:style>
    <style:style style:name="T95" style:family="text">
      <style:text-properties fo:color="#ff0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96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97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8000"/>
    </style:style>
    <style:style style:name="T98" style:family="text">
      <style:text-properties fo:color="#ff8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99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00" style:family="text">
      <style:text-properties fo:color="#ffff00"/>
    </style:style>
    <style:style style:name="T101" style:family="text">
      <style:text-properties fo:color="#ffffff"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03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104" style:family="text">
      <style:text-properties fo:color="#000000" fo:font-weight="bold" style:font-weight-asian="bold" style:font-weight-complex="bold"/>
    </style:style>
    <style:style style:name="T105" style:family="text">
      <style:text-properties fo:color="#ffff38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106" style:family="text">
      <style:text-properties fo:color="#ffff38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bold" style:font-weight-asian="bold" style:font-weight-complex="bold"/>
    </style:style>
    <style:style style:name="T107" style:family="text">
      <style:text-properties fo:color="#ffff38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/>
    </style:style>
    <style:style style:name="T108" style:family="text">
      <style:text-properties fo:color="#ffff38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09" style:family="text">
      <style:text-properties fo:color="#ffff38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10" style:family="text">
      <style:text-properties fo:color="#ffff38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111" style:family="text">
      <style:text-properties fo:color="#ffff38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11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13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ff00"/>
    </style:style>
    <style:style style:name="T114" style:family="text">
      <style:text-properties fo:color="#ffff38"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size="11pt" fo:font-weight="bold" style:font-size-asian="11pt" style:font-size-complex="11pt" style:font-weight-asian="bold" style:font-weight-complex="bold"/>
    </style:style>
    <style:style style:name="T115" style:family="text">
      <style:text-properties fo:color="#ffff38"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T116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="Mono1" style:font-name-asian="Mono1" style:font-name-complex="Mono1"/>
    </style:style>
    <style:style style:name="T117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-asian="Calibri" style:font-name-complex="Calibri"/>
    </style:style>
    <style:style style:name="T11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ff"/>
    </style:style>
    <style:style style:name="T119" style:family="text">
      <style:text-properties fo:color="#ffffff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12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00"/>
    </style:style>
    <style:style style:name="T121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122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00" fo:font-weight="bold" style:font-weight-asian="bold" style:font-weight-complex="bold"/>
    </style:style>
    <style:style style:name="T123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00" fo:font-weight="normal" style:font-weight-asian="normal" style:font-weight-complex="normal"/>
    </style:style>
    <style:style style:name="T124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ffffff"/>
    </style:style>
    <style:style style:name="T125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000000"/>
    </style:style>
    <style:style style:name="T126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ffff00"/>
    </style:style>
    <style:style style:name="T127" style:family="text">
      <style:text-properties fo:color="#ffff00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128" style:family="text">
      <style:text-properties fo:color="#ffff00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129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/>
    </style:style>
    <style:style style:name="T130" style:family="text">
      <style:text-properties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 fo:color="#ffff00"/>
    </style:style>
    <style:style style:name="T131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ff00" fo:font-weight="bold" style:font-weight-asian="bold" style:font-weight-complex="bold"/>
    </style:style>
    <style:style style:name="T132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ffff" fo:font-weight="normal" style:font-weight-asian="normal" style:font-weight-complex="normal"/>
    </style:style>
    <style:style style:name="T133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6d6d" fo:font-weight="bold" style:font-weight-asian="bold" style:font-weight-complex="bold"/>
    </style:style>
    <style:style style:name="T134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weight="normal" style:font-weight-asian="normal" style:font-weight-complex="normal" fo:color="#ffff00"/>
    </style:style>
    <style:style style:name="T135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ff00" fo:font-weight="normal" style:font-weight-asian="normal" style:font-weight-complex="normal"/>
    </style:style>
    <style:style style:name="T136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weight="bold" style:font-weight-asian="bold" style:font-weight-complex="bold" fo:color="#ff6d6d"/>
    </style:style>
    <style:style style:name="T137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138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/>
    </style:style>
    <style:style style:name="T146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" style:font-name-complex="Calibri"/>
    </style:style>
    <style:style style:name="T147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font-name="Mono1" fo:font-size="11pt" style:font-name-asian="Mono1" style:font-name-complex="Mono1" style:font-size-asian="11pt" style:font-size-complex="11pt"/>
    </style:style>
    <style:style style:name="T150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font-size="11pt" style:font-size-asian="11pt" style:font-size-complex="11pt" style:font-name-asian="Calibri" style:font-name-complex="Calibri"/>
    </style:style>
    <style:style style:name="T151" style:family="text">
      <style:text-properties style:font-name="Calibri2" fo:font-weight="bold" style:text-underline-style="none" style:text-underline-color="font-color" style:text-line-through-type="none" fo:font-style="normal" style:text-outline="false" fo:text-shadow="none" style:text-position="0% 100%" style:font-name-complex="Calibri2" style:font-size-asian="15pt" style:font-size-complex="15pt" style:font-weight-asian="bold" style:font-weight-complex="bold" style:font-style-asian="normal" style:font-style-complex="normal"/>
    </style:style>
    <style:style style:name="T152" style:family="text">
      <style:text-properties style:text-underline-style="solid" style:text-underline-width="auto" style:text-underline-color="font-color" fo:color="#ff0000"/>
    </style:style>
    <style:style style:name="T153" style:family="text">
      <style:text-properties fo:color="#ff0000"/>
    </style:style>
    <style:style style:name="T154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5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56" style:family="text">
      <style:text-properties fo:color="#ff8000"/>
    </style:style>
    <style:style style:name="T161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162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163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164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167" style:family="text">
      <style:text-properties fo:color="#ffff38"/>
    </style:style>
    <style:style style:name="T168" style:family="text">
      <style:text-properties fo:color="#ffff38" fo:font-weight="bold" style:font-weight-asian="bold" style:font-weight-complex="bold"/>
    </style:style>
    <style:style style:name="T17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17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hi" style:country-asian="IN" style:font-name-asian="Mangal" style:font-size-asian="14pt" style:font-size-complex="14pt"/>
    </style:style>
    <style:style style:name="T17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zh" style:country-asian="CN" style:font-name-asian="Microsoft YaHei" style:font-size-asian="12pt" style:font-size-complex="12pt"/>
    </style:style>
    <style:style style:name="T175" style:family="text">
      <style:text-properties fo:font-weight="normal" style:font-weight-asian="normal" style:font-weight-complex="normal" fo:color="#ffff00"/>
    </style:style>
    <style:style style:name="T178" style:family="text">
      <style:text-properties fo:font-weight="normal" style:font-weight-asian="normal" style:font-weight-complex="normal" fo:color="#ffff00" style:text-underline-style="none" style:text-underline-color="font-color"/>
    </style:style>
    <style:style style:name="T179" style:family="text">
      <style:text-properties fo:color="#ffff00" style:font-name="Mono"/>
    </style:style>
    <style:style style:name="T180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181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182" style:family="text">
      <style:text-properties fo:color="#ffffff"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3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84" style:family="text">
      <style:text-properties fo:color="#ffff00" fo:font-weight="normal" style:font-weight-asian="normal" style:font-weight-complex="normal"/>
    </style:style>
    <style:style style:name="T185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187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188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189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190" style:family="text">
      <style:text-properties fo:color="#ffff00" fo:font-weight="bold" style:font-weight-asian="bold" style:font-weight-complex="bold"/>
    </style:style>
    <style:style style:name="T256" style:family="text">
      <style:text-properties fo:color="#ffffff" style:font-name="Calibri2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7" style:family="text">
      <style:text-properties style:font-name="Calibri2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258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59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260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261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262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263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264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265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266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267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268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269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27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27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2"/>
    </style:style>
    <style:style style:name="T27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2"/>
    </style:style>
    <style:style style:name="T27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2" fo:color="#ffff00"/>
    </style:style>
    <style:style style:name="T27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27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38"/>
    </style:style>
    <style:style style:name="T276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38" fo:font-weight="bold" style:font-weight-asian="bold" style:font-weight-complex="bold"/>
    </style:style>
    <style:style style:name="T277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38" fo:font-weight="normal" style:font-weight-asian="normal" style:font-weight-complex="normal"/>
    </style:style>
    <style:style style:name="T278" style:family="text">
      <style:text-properties fo:color="#ffff00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bold" style:font-weight-asian="bold" style:font-weight-complex="bold"/>
    </style:style>
    <style:style style:name="T279" style:family="text">
      <style:text-properties fo:color="#ffff00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/>
    </style:style>
    <style:style style:name="T280" style:family="text">
      <style:text-properties fo:color="#ff6d6d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81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6d6d" fo:font-weight="bold" style:font-weight-asian="bold" style:font-weight-complex="bold"/>
    </style:style>
    <style:style style:name="T282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ff00" fo:font-weight="normal" style:font-weight-asian="normal" style:font-weight-complex="normal"/>
    </style:style>
    <style:style style:name="T283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ff00" fo:font-weight="bold" style:font-weight-asian="bold" style:font-weight-complex="bold"/>
    </style:style>
    <style:style style:name="T284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 fo:color="#ff6d6d"/>
    </style:style>
    <style:style style:name="T28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000000"/>
    </style:style>
    <style:style style:name="T28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/>
    </style:style>
    <style:style style:name="T28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 style:font-name-asian="Calibri" style:font-name-complex="Calibri"/>
    </style:style>
    <style:style style:name="T28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" style:font-name-complex="Calibri" fo:color="#000000"/>
    </style:style>
    <style:style style:name="T28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" style:font-name-complex="Calibri" fo:color="#ffff00"/>
    </style:style>
    <style:style style:name="T290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style:font-name="Mono1" fo:font-size="11pt" style:font-name-asian="Mono1" style:font-name-complex="Mono1" style:font-size-asian="11pt" style:font-size-complex="11pt"/>
    </style:style>
    <style:style style:name="T291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fo:font-size="11pt" style:font-size-asian="11pt" style:font-size-complex="11pt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e_2024" table:style-name="ta4">
        <table:table-column table:style-name="co1" table:default-cell-style-name="ce77"/>
        <table:table-column table:style-name="co16" table:default-cell-style-name="ce77"/>
        <table:table-column table:style-name="co17" table:default-cell-style-name="ce48"/>
        <table:table-column table:style-name="co4" table:default-cell-style-name="ce77"/>
        <table:table-column table:style-name="co5" table:number-columns-repeated="1020" table:default-cell-style-name="ce77"/>
        <table:table-row table:style-name="ro1">
          <table:table-cell table:style-name="ce21" office:value-type="string" calcext:value-type="string">
            <text:p>Matéria</text:p>
          </table:table-cell>
          <table:table-cell table:style-name="ce21" office:value-type="string" calcext:value-type="string">
            <text:p>Conteúdo</text:p>
          </table:table-cell>
          <table:table-cell table:style-name="ce46" office:value-type="string" calcext:value-type="string">
            <text:p>ESTUDO</text:p>
          </table:table-cell>
          <table:table-cell table:style-name="ce45" office:value-type="string" calcext:value-type="string">
            <text:p>REVISÃO</text:p>
          </table:table-cell>
          <table:table-cell table:style-name="ce21" table:number-columns-repeated="1020"/>
        </table:table-row>
        <table:table-row table:style-name="ro2">
          <table:table-cell table:style-name="ce34" office:value-type="string" calcext:value-type="string" table:number-columns-spanned="1" table:number-rows-spanned="9">
            <text:p>LÍNGUA PORTUGUESA</text:p>
          </table:table-cell>
          <table:table-cell table:style-name="ce39" office:value-type="string" calcext:value-type="string">
            <text:p>1 Leitura e interpretação de <text:span text:style-name="T90">diversos</text:span><text:span text:style-name="T91"> tipos de textos</text:span><text:span text:style-name="T92"> </text:span>(literários e não literários).</text:p>
          </table:table-cell>
          <table:table-cell table:number-columns-repeated="2" table:style-name="ce4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2 Sinônimos e antônim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3 Sentido próprio e figurado das palavras<text:span text:style-name="T93"> (conotativo ou </text:span><text:span text:style-name="T94">denotativo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4 Pontuação <text:span text:style-name="T95">(Quando usar e não usar a vírgul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5 Classes de palavra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6 Concordância nominal e verbal.<text:span text:style-name="T95"> (flexão de gênero, número e/ou pesso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7 Regências nominal e verbal. <text:span text:style-name="T93">(uso de preposições / </text:span><text:span text:style-name="T94">VTD ou VTI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8 Colocação pronominal<text:span text:style-name="T95"> (próclise, ênclise e mesóclise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9 Cras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table-cell table:style-name="ce36" office:value-type="string" calcext:value-type="string" table:number-columns-spanned="1" table:number-rows-spanned="13">
            <text:p>MATEMÁTICA</text:p>
          </table:table-cell>
          <table:table-cell table:style-name="ce41" office:value-type="string" calcext:value-type="string">
            <text:p>Adição, subtração, multiplicação, divisão, potenciação ou radiciação com números racionai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Representações fracionária ou decimal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Mínimo múltiplo comum (MMC)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Máximo divisor comum (MDC)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Porcentagem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azão e proporçã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gra de três simples ou composta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Sistema de equações do 1º grau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Equações do 2º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Grandezas e medidas – quantidade, tempo, comprimento, superfície, capacidade e massa <text:span text:style-name="T96">1m3 = 1000litro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lação entre grandezas – tabela ou gráfic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Tratamento da informação – média aritmética simples</text:p>
          </table:table-cell>
          <table:table-cell table:style-name="ce47" table:number-columns-repeated="2"/>
          <table:table-cell table:number-columns-repeated="1020"/>
        </table:table-row>
        <table:table-row table:style-name="ro3">
          <table:covered-table-cell/>
          <table:table-cell table:style-name="ce41" office:value-type="string" calcext:value-type="string">
            <text:p>Noções de Geometria – forma, ângulos, área, perímetro, volume, Teoremas de Pitágoras ou de Tale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table-cell table:style-name="ce37" office:value-type="string" calcext:value-type="string" table:number-columns-spanned="1" table:number-rows-spanned="6">
            <text:p>RACIOCÍNIO LÓGICO</text:p>
          </table:table-cell>
          <table:table-cell table:style-name="ce42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style-name="ce42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Estruturas lógicas<text:span text:style-name="T96"> </text:span><text:span text:style-name="T97">(tabela do sim ou não)</text:span></text:p>
          </table:table-cell>
          <table:table-cell table:style-name="ce47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lógicas de argumentação<text:span text:style-name="T98"> equivalência(=): p→q = q ou ~p = ~q → ~p negativa(~): p e ~q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Diagramas lógicos <text:span text:style-name="T98">Diagrama de Venn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Sequências <text:span text:style-name="T98">investigue a soma das diferença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Operação com conjuntos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table-cell table:style-name="ce81" office:value-type="string" calcext:value-type="string" table:number-columns-spanned="1" table:number-rows-spanned="80">
            <text:p>ESPECÍFICOS</text:p>
          </table:table-cell>
          <table:table-cell table:style-name="ce44" office:value-type="string" calcext:value-type="string">
            <text:p><text:span text:style-name="T99">Engenharia de Software</text:span>: ciclo de vida do software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gerenciamento de processos de negócio<text:span text:style-name="T100"> (BPM – Business Process Management)</text:span>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odelagem de process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análise de processo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desenho e melhoria de process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integração de process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99">Engenharia de requisitos</text:span>: técnicas de elicitação de requisit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gerenciamento de requisit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especificação de requisit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validação de requisit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99">Engenharia de usabilidade</text:span>: conceitos básicos e aplicações, critéri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recomendações e guias de estilo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de requisitos de usabilidade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métodos para avaliação de usabilidade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99">Metodologias de desenvolvimento de software</text:span>: padrões de projeto, 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1">processo unificado </text:span><text:span text:style-name="T102">(RUP)</text:span><text:span text:style-name="T103">,</text:span>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etodologias ágei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métricas e estimativas de software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qualidade de software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por pontos de função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e projeto orientados a objet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99">UML 2.2</text:span>: visão geral, modelos e diagrama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99">Bancos de dados</text:span>: conceitos gerais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01">sistema gerenciador de banco de dados (SGBD): MySQL, PostgreSQL </text:span><text:span text:style-name="T102">ler caderno!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técnicas de análise de desempenho e otimização de consultas SQL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Gestão e Governança de TI: gerenciamento de projetos – <text:span text:style-name="T99">PMBOK</text:span> 4ª edição: projetos e a organização, escritórios de projetos: modelos e características, processos, grupos de processos e áreas de conheciment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Gerenciamento de serviços – <text:span text:style-name="T99">ITIL</text:span> v3: conceitos básicos e objetivos, processos e funções de estratégia, desenho, transição e operação de serviço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governança de TI – <text:span text:style-name="T99">COBIT</text:span> 4.1: conceitos básicos e objetivos, requisitos da informação, recursos de tecnologia da informação, domínios, processos e objetivos de controle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qualidade de software – <text:span text:style-name="T99">CMMI</text:span> 1.2: conceitos básicos e objetivos, disciplinas e formas de representação, níveis de capacidade e maturidade, processos e categorias de process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99">Desenvolvimento de Sistemas</text:span>: Ajax HTML 5, Javascript, BootStrap, Desenvolvimento Web PHP Orientado a Objet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99">Framework</text:span>: Laravel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interoperabilidade de sistemas: <text:span text:style-name="T104">SOA</text:span> e <text:span text:style-name="T99">Web Service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99">Padrões</text:span>: XML <text:span text:style-name="T100">(eXtensible Markup Language)</text:span>, XSLT<text:span text:style-name="T100"> (eXtensible Stylesheet Language Transformation)</text:span>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UDDI <text:span text:style-name="T100">(Universal Description, Discovery, and Integration)</text:span>, WSDL <text:span text:style-name="T100">(Web Services Description Language) </text:span>e Soap<text:span text:style-name="T100"> (Simple Object Access Protocol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99">segurança</text:span> no desenvolvimento: práticas de programação segura e revisão de código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controles e <text:span text:style-name="T99">testes</text:span> de segurança para aplicações web e Web Services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lgoritmos e estruturas de dados e objetos<text:span text:style-name="T105"> (</text:span><text:span text:style-name="T106">listas</text:span><text:span text:style-name="T107">: fila, pilha, lista encadeada circular – </text:span><text:span text:style-name="T106">árvore</text:span><text:span text:style-name="T107">, </text:span><text:span text:style-name="T106">hashtables</text:span><text:span text:style-name="T107">, </text:span><text:span text:style-name="T106">grafos</text:span><text:span text:style-name="T107">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Tipos de dados: elementares e estruturados<text:span text:style-name="T108"> (int, float, char, boolean – string, objeto, música, imagen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Estruturas de controle de fluxo: <text:span text:style-name="T109">Condicionais</text:span><text:span text:style-name="T110">(também chamadas de Estruturas de Seleção IF ELSE, SWITCH CASE) e de </text:span><text:span text:style-name="T111">Repetição</text:span><text:span text:style-name="T110">(WHILE, DO-WHILE, FOR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gramação estruturada<text:span text:style-name="T105"> (Sequencial, Condicionais e Iterações) + (funções e procedimentos: criados para organização, compreensão, manutenção, reus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<text:span text:style-name="T112">Modularização </text:span><text:span text:style-name="T113">(Dividir o sistema em partes [classes, funções]. Facilita a detecção de erros, manutenção e reutilização do códig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Acoplamento entre módulos e coesão de módulos<text:span text:style-name="T105"> (o ideal é um sistema com</text:span><text:span text:style-name="T106"> Alta Coesão </text:span><text:span text:style-name="T107">e </text:span><text:span text:style-name="T114">Fraco Acoplamento</text:span><text:span text:style-name="T115"> para ter boa manutenibilidade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cedimentos e sub-rotinas <text:span text:style-name="T96">(palavras-chave: </text:span><text:span text:style-name="T116">void</text:span><text:span text:style-name="T117"> / </text:span><text:span text:style-name="T116">return</text:span><text:span text:style-name="T117">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hamadas por referência<text:span text:style-name="T105"> (aponta para o endereço de memória ‘&amp;’)</text:span><text:span text:style-name="T118"> e Chamadas por </text:span>valor <text:span text:style-name="T108">(só copia o dado para o parâmetr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6">
          <table:covered-table-cell/>
          <table:table-cell table:style-name="ce42" office:value-type="string" calcext:value-type="string">
            <text:p>Programação por eventos<text:span text:style-name="T96"> (disparo de ações na mudança de estado, envio de mensagens ao manipular interfaces gráfica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<text:span text:style-name="T119">Programação orientada a objetos, classes, objetos, métodos, mensagens, herança, polimorfismo, sobrecarga,</text:span> interfaces e pacotes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19">tratamento de exceção</text:span><text:span text:style-name="T120"> (throw, try catch, finally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HTM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XM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Javascript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HP <text:span text:style-name="T96">(linguagem interpretada [não-compilada], dinâmica pois não exige declarar a variável antes de usá-la, e fracamente tipada: não exige declarar o tipo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DHTML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#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JSP (Java Server Pages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Servlets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SP.Net (Active Server Pages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7">
          <table:covered-table-cell/>
          <table:table-cell table:style-name="ce42" office:value-type="string" calcext:value-type="string">
            <text:p>Arquiteturas de componentes: Microsoft COM, .Net, J2EE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L/SQ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JAX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S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gramação Web: conceitos fundamentais, persistência<text:span text:style-name="T96">(WebStorage)</text:span>, camadas<text:span text:style-name="T96">(MVC)</text:span> e design patterns<text:span text:style-name="T96">(GoF: Cretional, Structural e Behavioral)</text:span>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Web services usando REST<text:span text:style-name="T96">(design pattern/JSON)</text:span>, SOAP<text:span text:style-name="T96">(protocolo/XML)</text:span> e WebApi<text:span text:style-name="T96">(cliente/servidor)</text:span>: ModelagemUML e E-R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21">Noções sobre metodologias de análise, projeto e desenvolvimento de sistemas</text:span><text:span text:style-name="T118"> </text:span><text:span text:style-name="T120">(Agile/Scrum/XP)</text:span>, tecnologias web, frameworks de desenvolvimento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21">Modelagem UML</text:span><text:span text:style-name="T118"> </text:span><text:span text:style-name="T120">(diagramas </text:span><text:span text:style-name="T122">estruturais</text:span><text:span text:style-name="T123"> e </text:span><text:span text:style-name="T122">comportamentais</text:span><text:span text:style-name="T123">)</text:span><text:span text:style-name="T124"> </text:span><text:span text:style-name="T125">e E-R</text:span><text:span text:style-name="T126"> (entidade forte ou fraca, cardinalidade dos relacionamento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Banco de Dados: Conceitos de BD <text:span text:style-name="T96">(hierárquico, rede, relacional e OO)</text:span> e de SGBD, arquitetura de SGBD, Funções básicas de SGBD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Modelagem de Dados <text:span text:style-name="T119">(</text:span><text:span text:style-name="T120">tipos de modelos: </text:span>Modelo Conceitual<text:span text:style-name="T96">(DER)</text:span>, Modelo Lógico<text:span text:style-name="T96">(ficha da entidade)</text:span>, Modelo Físico<text:span text:style-name="T96">(identificação com tipos e restriçõe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21">Modelo entidade relacionamento</text:span><text:span text:style-name="T120"> (MER e sua representação gráfica: DER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Modelo relacional <text:span text:style-name="T96">(dados representados em </text:span><text:span text:style-name="T127">Tabelas</text:span><text:span text:style-name="T128">, [Entidade, atributo e relacionamento], </text:span><text:span text:style-name="T127">chaves primárias </text:span><text:span text:style-name="T128">e </text:span><text:span text:style-name="T127">estrangeira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Restrições de integridade<text:span text:style-name="T96"> (Domínio, Referencial, Vazio, Chave ou Definida pelo Usuári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Normalização e dependência funcional <text:span text:style-name="T96">(reduzir a redundância de dados para aumentar a integridade e desempenho, 1ª forma normal exige atomicidade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88" office:value-type="string" calcext:value-type="string">
            <text:p><text:span text:style-name="T129">Mapeamento E-R para relacional </text:span><text:span text:style-name="T130">[</text:span><text:span text:style-name="T131">Entidade</text:span><text:span text:style-name="T132"> </text:span><text:span text:style-name="T133">→</text:span><text:span text:style-name="T132"> </text:span><text:span text:style-name="T134">Tabela] [</text:span><text:span text:style-name="T131">Atributos</text:span><text:span text:style-name="T132"> </text:span><text:span text:style-name="T133">→</text:span><text:span text:style-name="T132"> </text:span><text:span text:style-name="T134">Colunas/campos] [</text:span><text:span text:style-name="T131">Relacionamento</text:span><text:span text:style-name="T135"> </text:span><text:span text:style-name="T133">→ </text:span><text:span text:style-name="T135">Cardinalidade] [Instância</text:span><text:span text:style-name="T131"> </text:span><text:span text:style-name="T136">→</text:span><text:span text:style-name="T132"> </text:span><text:span text:style-name="T134">Linhas/registros/tuplas]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Álgebra relacional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álculo relaciona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Linguagem SQL: Linguagem de definição de dados (DDL), Linguagem de manipulação de dados (DML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onceito de transação<text:span text:style-name="T96"> (executada como tarefa única, seguindo os princípios do ACID; cláusulas Commit, Rollback, begin-end transaction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Integridade de dados, concorrência, recuperação, distribuição, replicação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cedimentos armazenados ("Stored Procedures")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Gatilhos ("Triggers") <text:span text:style-name="T96">(stored procedure disparado por evento DML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8">
          <table:covered-table-cell/>
          <table:table-cell table:style-name="ce42" office:value-type="string" calcext:value-type="string">
            <text:p>Sistemas Gerenciadores de Banco de Dados: tabelas, visões <text:span text:style-name="T137">(selects armazenados na memória cache)</text:span>, índices<text:span text:style-name="T137"> (resumo de grandes tabelas)</text:span>, sequências <text:span text:style-name="T137">(criam um valor para uma chave primária)</text:span>, sinônimos <text:span text:style-name="T137">(referencia outro esquema de um BD distribuído)</text:span>, restrições <text:span text:style-name="T137">(regras para garantir a integridade)</text:span>, dicionário de dados<text:span text:style-name="T137"> (documento de metadados sobre a estrutura do BD)</text:span><text:span text:style-name="T118">, restrições de integridade </text:span><text:span text:style-name="T120">(domínio, referencial, vazio, chave ou definida pelo usuário)</text:span>, constraints<text:span text:style-name="T137">(de </text:span><text:span text:style-name="T138">TIPOS, NOT NULL, UNIQUE, PK, FK, DEFAULT, CHECK</text:span><text:span text:style-name="T146">)</text:span>, tipos de dados <text:span text:style-name="T137">(</text:span><text:span text:style-name="T138">int</text:span><text:span text:style-name="T146">, </text:span><text:span text:style-name="T138">char</text:span><text:span text:style-name="T146">, </text:span><text:span text:style-name="T138">varchar</text:span><text:span text:style-name="T146">, </text:span><text:span text:style-name="T138">float</text:span><text:span text:style-name="T146">, </text:span><text:span text:style-name="T147">date</text:span><text:span text:style-name="T150">)</text:span>, SQL, PL/SQL. <text:span text:style-name="T96">(e Suas cláusulas e funçõe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/>
          <table:table-cell table:number-columns-repeated="1022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2">
        <table:table-column table:style-name="co5" table:number-columns-repeated="1024" table:default-cell-style-name="ce95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an1" table:style-name="ta2">
        <table:table-column table:style-name="co5" table:number-columns-repeated="1024" table:default-cell-style-name="ce95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efeitura_2022" table:style-name="ta3">
        <table:table-column table:style-name="co6" table:default-cell-style-name="ce113"/>
        <table:table-column table:style-name="co7" table:default-cell-style-name="Default"/>
        <table:table-column table:style-name="co8" table:default-cell-style-name="ce130"/>
        <table:table-column table:style-name="co4" table:default-cell-style-name="Default"/>
        <table:table-column table:style-name="co9" table:number-columns-repeated="1019" table:default-cell-style-name="Default"/>
        <table:table-column table:style-name="co10" table:default-cell-style-name="Default"/>
        <table:table-row table:style-name="ro9">
          <table:table-cell table:style-name="ce96" office:value-type="string" calcext:value-type="string">
            <text:p>Matéria</text:p>
          </table:table-cell>
          <table:table-cell table:style-name="ce114" office:value-type="string" calcext:value-type="string">
            <text:p>Conteúdo</text:p>
          </table:table-cell>
          <table:table-cell table:style-name="ce124" office:value-type="string" calcext:value-type="string">
            <text:p>ESTUDO</text:p>
          </table:table-cell>
          <table:table-cell table:style-name="ce131" office:value-type="string" calcext:value-type="string">
            <text:p>REVISÃO</text:p>
          </table:table-cell>
          <table:table-cell table:style-name="ce114" table:number-columns-repeated="1020"/>
        </table:table-row>
        <table:table-row table:style-name="ro2">
          <table:table-cell table:style-name="ce97" office:value-type="string" calcext:value-type="string" table:number-columns-spanned="1" table:number-rows-spanned="9">
            <text:p>LÍNGUA PORTUGUESA</text:p>
          </table:table-cell>
          <table:table-cell table:style-name="ce115" office:value-type="string" calcext:value-type="string">
            <text:p>1 Leitura e interpretação de <text:span text:style-name="T54">diversos</text:span><text:span text:style-name="T152"> tipos de textos</text:span><text:span text:style-name="T153"> </text:span>(literários e não literários).</text:p>
          </table:table-cell>
          <table:table-cell table:number-columns-repeated="2"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7"/>
          <table:table-cell table:style-name="ce115" office:value-type="string" calcext:value-type="string">
            <text:p>2 Sinônimos e antônimos</text:p>
          </table:table-cell>
          <table:table-cell table:number-columns-repeated="2"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7"/>
          <table:table-cell table:style-name="ce115" office:value-type="string" calcext:value-type="string">
            <text:p><text:span text:style-name="T154">3 Sentido próprio e figurado das palavras</text:span><text:span text:style-name="T155"> (conotativo ou </text:span><text:span text:style-name="T153">denotativo)</text:span></text:p>
          </table:table-cell>
          <table:table-cell table:number-columns-repeated="2"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7"/>
          <table:table-cell table:style-name="ce115" office:value-type="string" calcext:value-type="string">
            <text:p>4 Pontuação <text:span text:style-name="T153">(Quando usar e não usar a vírgula)</text:span></text:p>
          </table:table-cell>
          <table:table-cell table:number-columns-repeated="2"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7"/>
          <table:table-cell table:style-name="ce115" office:value-type="string" calcext:value-type="string">
            <text:p>5 Classes de palavras. </text:p>
          </table:table-cell>
          <table:table-cell table:number-columns-repeated="2"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7"/>
          <table:table-cell table:style-name="ce116" office:value-type="string" calcext:value-type="string">
            <text:p>6 Concordância nominal e verbal.<text:span text:style-name="T153"> (flexão de gênero, número e/ou pessoa)</text:span></text:p>
          </table:table-cell>
          <table:table-cell table:number-columns-repeated="2"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7"/>
          <table:table-cell table:style-name="ce115" office:value-type="string" calcext:value-type="string">
            <text:p><text:span text:style-name="T154">7 Regências nominal  e verbal. </text:span><text:span text:style-name="T155">(uso de preposições / </text:span><text:span text:style-name="T153">VTD ou VTI)</text:span></text:p>
          </table:table-cell>
          <table:table-cell table:number-columns-repeated="2"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7"/>
          <table:table-cell table:style-name="ce115" office:value-type="string" calcext:value-type="string">
            <text:p>8  Colocação pronominal<text:span text:style-name="T153"> (próclise, ênclise e mesóclise)</text:span></text:p>
          </table:table-cell>
          <table:table-cell table:number-columns-repeated="2"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7"/>
          <table:table-cell table:style-name="ce116" office:value-type="string" calcext:value-type="string">
            <text:p>9 Crase</text:p>
          </table:table-cell>
          <table:table-cell table:number-columns-repeated="2"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3" office:value-type="string" calcext:value-type="string" table:number-columns-spanned="1" table:number-rows-spanned="13">
            <text:p>MATEMÁTICA</text:p>
          </table:table-cell>
          <table:table-cell table:style-name="ce117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5"/>
          <table:table-cell table:style-name="ce117" office:value-type="string" calcext:value-type="string">
            <text:p>Representações fracionária ou decimal.</text:p>
          </table:table-cell>
          <table:table-cell table:number-columns-repeated="2"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5"/>
          <table:table-cell table:style-name="ce117" office:value-type="string" calcext:value-type="string">
            <text:p>Mínimo múltiplo comum (MMC)</text:p>
          </table:table-cell>
          <table:table-cell table:number-columns-repeated="2"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5"/>
          <table:table-cell table:style-name="ce117" office:value-type="string" calcext:value-type="string">
            <text:p>Máximo divisor comum (MDC)</text:p>
          </table:table-cell>
          <table:table-cell table:number-columns-repeated="2"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5"/>
          <table:table-cell table:style-name="ce117" office:value-type="string" calcext:value-type="string">
            <text:p>Porcentagem</text:p>
          </table:table-cell>
          <table:table-cell table:number-columns-repeated="2"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5"/>
          <table:table-cell table:style-name="ce117" office:value-type="string" calcext:value-type="string">
            <text:p>Razão e proporção</text:p>
          </table:table-cell>
          <table:table-cell table:number-columns-repeated="2"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5"/>
          <table:table-cell table:style-name="ce117" office:value-type="string" calcext:value-type="string">
            <text:p>Regra de três simples ou composta </text:p>
          </table:table-cell>
          <table:table-cell table:number-columns-repeated="2"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5"/>
          <table:table-cell table:style-name="ce117" office:value-type="string" calcext:value-type="string">
            <text:p>Sistema de equações do 1º grau </text:p>
          </table:table-cell>
          <table:table-cell table:number-columns-repeated="2"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5"/>
          <table:table-cell table:style-name="ce117" office:value-type="string" calcext:value-type="string">
            <text:p>Equações do 2º </text:p>
          </table:table-cell>
          <table:table-cell table:number-columns-repeated="2"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5"/>
          <table:table-cell table:style-name="ce117" office:value-type="string" calcext:value-type="string">
            <text:p>Grandezas e medidas – quantidade, tempo, comprimento, superfície, capacidade e massa <text:span text:style-name="T100">1m3 = 1000litros</text:span></text:p>
          </table:table-cell>
          <table:table-cell table:number-columns-repeated="2"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5"/>
          <table:table-cell table:style-name="ce117" office:value-type="string" calcext:value-type="string">
            <text:p>Relação entre grandezas – tabela ou gráfico </text:p>
          </table:table-cell>
          <table:table-cell table:number-columns-repeated="2"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5"/>
          <table:table-cell table:style-name="ce117" office:value-type="string" calcext:value-type="string">
            <text:p>Tratamento da informação – média aritmética simples </text:p>
          </table:table-cell>
          <table:table-cell table:number-columns-repeated="2"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103"/>
          <table:table-cell table:style-name="ce117" office:value-type="string" calcext:value-type="string">
            <text:p>Noções de Geometria – forma, ângulos, área, perímetro, volume, Teoremas de Pitágoras ou de Tales </text:p>
          </table:table-cell>
          <table:table-cell table:number-columns-repeated="2"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109" office:value-type="string" calcext:value-type="string" table:number-columns-spanned="1" table:number-rows-spanned="2">
            <text:p><text:span text:style-name="T151">ATUALIDADES</text:span></text:p>
            <text:p/>
          </table:table-cell>
          <table:table-cell table:style-name="ce110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110" table:number-columns-repeated="2"/>
          <table:table-cell table:style-name="ce138" table:number-columns-repeated="1020"/>
        </table:table-row>
        <table:table-row table:style-name="ro1">
          <table:covered-table-cell table:style-name="ce110"/>
          <table:table-cell table:style-name="ce110" office:value-type="string" calcext:value-type="string">
            <text:p>Anúncio remarcando provas publicado dia 30/08. (provavelmente serão questões do primeiro trimestre de 2020)</text:p>
          </table:table-cell>
          <table:table-cell table:style-name="ce110" table:number-columns-repeated="2"/>
          <table:table-cell table:style-name="ce138" table:number-columns-repeated="1020"/>
        </table:table-row>
        <table:table-row table:style-name="ro4">
          <table:table-cell table:style-name="ce111" office:value-type="string" calcext:value-type="string" table:number-columns-spanned="1" table:number-rows-spanned="6">
            <text:p>RACIOCÍNIO LÓGICO</text:p>
          </table:table-cell>
          <table:table-cell table:style-name="ce110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110" table:number-columns-repeated="2"/>
          <table:table-cell table:number-columns-repeated="1020"/>
        </table:table-row>
        <table:table-row table:style-name="ro10">
          <table:covered-table-cell table:style-name="ce111"/>
          <table:table-cell table:style-name="ce118" office:value-type="string" calcext:value-type="string">
            <text:p>Estruturas lógicas<text:span text:style-name="T100"> </text:span><text:span text:style-name="T156">(tabela do sim ou não)</text:span></text:p>
          </table:table-cell>
          <table:table-cell table:number-columns-repeated="2"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11"/>
          <table:table-cell table:style-name="ce118" office:value-type="string" calcext:value-type="string">
            <text:p>lógicas de argumentação<text:span text:style-name="T156"> equivalência(=): p→q = q ou ~p = ~q → ~p          negativa(~): p e ~q</text:span></text:p>
          </table:table-cell>
          <table:table-cell table:number-columns-repeated="2"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11"/>
          <table:table-cell table:style-name="ce118" office:value-type="string" calcext:value-type="string">
            <text:p>Diagramas lógicos <text:span text:style-name="T156">Diagrama de Venn</text:span></text:p>
          </table:table-cell>
          <table:table-cell table:number-columns-repeated="2"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11"/>
          <table:table-cell table:style-name="ce118" office:value-type="string" calcext:value-type="string">
            <text:p>Sequências <text:span text:style-name="T156">investigue a soma das diferenças</text:span></text:p>
          </table:table-cell>
          <table:table-cell table:number-columns-repeated="2"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11"/>
          <table:table-cell table:style-name="ce110" office:value-type="string" calcext:value-type="string">
            <text:p>Operação com conjuntos</text:p>
          </table:table-cell>
          <table:table-cell table:style-name="ce110" table:number-columns-repeated="2"/>
          <table:table-cell table:number-columns-repeated="1020"/>
        </table:table-row>
        <table:table-row table:style-name="ro2">
          <table:table-cell table:style-name="ce112"/>
          <table:table-cell table:style-name="ce119" office:value-type="string" calcext:value-type="string">
            <text:p><text:span text:style-name="T161">Algoritmos e estruturas de dados e objetos</text:span><text:span text:style-name="T162"> (</text:span><text:span text:style-name="T163">listas</text:span><text:span text:style-name="T164">: fila, </text:span><text:span text:style-name="T162">pilha, lista encadeada circular – </text:span><text:span text:style-name="T163">árvore</text:span><text:span text:style-name="T162">, </text:span><text:span text:style-name="T163">hashtables</text:span><text:span text:style-name="T162">, </text:span><text:span text:style-name="T163">grafos</text:span><text:span text:style-name="T164">)</text:span></text:p>
          </table:table-cell>
          <table:table-cell table:number-columns-repeated="2" table:style-name="ce12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12"/>
          <table:table-cell table:style-name="ce119" office:value-type="string" calcext:value-type="string">
            <text:p>Tipos de dados: elementares e estruturados<text:span text:style-name="T167"> (int, float, char, boolean – string, objeto, música, imagens)</text:span></text:p>
          </table:table-cell>
          <table:table-cell table:number-columns-repeated="2" table:style-name="ce126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12"/>
          <table:table-cell table:style-name="ce119" office:value-type="string" calcext:value-type="string">
            <text:p>Estruturas de controle de fluxo: <text:span text:style-name="T168">Condicionais</text:span><text:span text:style-name="T167">(também chamadas de Estruturas de Seleção IF ELSE, SWITCH CASE) e de </text:span><text:span text:style-name="T168">Repetição</text:span><text:span text:style-name="T167">(WHILE, DO-WHILE, FOR)</text:span></text:p>
          </table:table-cell>
          <table:table-cell table:number-columns-repeated="2" table:style-name="ce126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12"/>
          <table:table-cell table:style-name="ce119" office:value-type="string" calcext:value-type="string">
            <text:p><text:span text:style-name="T171">Programação estruturada</text:span><text:span text:style-name="T172"> (</text:span><text:span text:style-name="T173">Sequencial, Condicionais e Iterações) + </text:span><text:span text:style-name="T174">(funções e procedimentos: criados para organização, compreensão, manutenção, reuso)</text:span></text:p>
          </table:table-cell>
          <table:table-cell table:number-columns-repeated="2" table:style-name="ce12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12"/>
          <table:table-cell table:style-name="ce119" office:value-type="string" calcext:value-type="string">
            <text:p><text:span text:style-name="T70">Modularização </text:span><text:span text:style-name="T175">(D</text:span><text:span text:style-name="T178">ividir o sistema em partes [classes, funções]. Facilita a detecção de erros, manutenção e reutilização do código)</text:span></text:p>
          </table:table-cell>
          <table:table-cell table:number-columns-repeated="2" table:style-name="ce12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12"/>
          <table:table-cell table:style-name="ce119" office:value-type="string" calcext:value-type="string">
            <text:p><text:span text:style-name="T161">Acoplamento entre módulos e coesão de módulos</text:span><text:span text:style-name="T162"> (o ideal é um sistema com</text:span><text:span text:style-name="T163"> Alta Coesão </text:span><text:span text:style-name="T164">e </text:span><text:span text:style-name="T168">Fraco Acoplamento</text:span><text:span text:style-name="T167"> para ter boa manutenibilidade)</text:span></text:p>
          </table:table-cell>
          <table:table-cell table:style-name="ce126" office:value-type="string" calcext:value-type="string">
            <text:p>OK</text:p>
          </table:table-cell>
          <table:table-cell table:style-name="ce13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12"/>
          <table:table-cell table:style-name="ce119" office:value-type="string" calcext:value-type="string">
            <text:p>Procedimentos e sub-rotinas <text:span text:style-name="T100"> (palavras-chave: </text:span><text:span text:style-name="T179">void</text:span><text:span text:style-name="T100"> / </text:span><text:span text:style-name="T179">return</text:span><text:span text:style-name="T100">)</text:span></text:p>
          </table:table-cell>
          <table:table-cell table:number-columns-repeated="2" table:style-name="ce12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12"/>
          <table:table-cell table:style-name="ce119" office:value-type="string" calcext:value-type="string">
            <text:p><text:span text:style-name="T154">Chamadas por referência</text:span><text:span text:style-name="T180"> (aponta para o endereço de memória ‘&amp;’)</text:span><text:span text:style-name="T181"> e Chamadas por </text:span>valor <text:span text:style-name="T167">(só copia o dado para o parâmetro)</text:span></text:p>
          </table:table-cell>
          <table:table-cell table:number-columns-repeated="2" table:style-name="ce126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12"/>
          <table:table-cell table:style-name="ce119" office:value-type="string" calcext:value-type="string">
            <text:p>Programação por eventos<text:span text:style-name="T100"> (disparo de ações na mudança de estado, envio de mensagens ao manipular interfaces gráficas)</text:span></text:p>
          </table:table-cell>
          <table:table-cell table:number-columns-repeated="2" table:style-name="ce126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12"/>
          <table:table-cell table:style-name="ce119" office:value-type="string" calcext:value-type="string">
            <text:p><text:span text:style-name="T182">Programação orientada a objetos, classes, objetos, métodos, mensagens, herança, polimorfismo, sobrecarga,</text:span> interfaces e pacotes</text:p>
          </table:table-cell>
          <table:table-cell table:number-columns-repeated="2" table:style-name="ce126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12"/>
          <table:table-cell table:style-name="ce119" office:value-type="string" calcext:value-type="string">
            <text:p><text:span text:style-name="T182">tratamento de exceção</text:span><text:span text:style-name="T183"> (throw, try catch, finally)</text:span></text:p>
          </table:table-cell>
          <table:table-cell table:number-columns-repeated="2" table:style-name="ce12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12"/>
          <table:table-cell table:style-name="ce119" office:value-type="string" calcext:value-type="string">
            <text:p>HTML 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10">
          <table:table-cell table:style-name="ce112"/>
          <table:table-cell table:style-name="ce119" office:value-type="string" calcext:value-type="string">
            <text:p>XML 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2">
          <table:table-cell table:style-name="ce112"/>
          <table:table-cell table:style-name="ce119" office:value-type="string" calcext:value-type="string">
            <text:p>Javascript 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2">
          <table:table-cell table:style-name="ce112"/>
          <table:table-cell table:style-name="ce119" office:value-type="string" calcext:value-type="string">
            <text:p>PHP <text:span text:style-name="T100">(linguagem interpretada [não-compilada], dinâmica pois não exige declarar a variável antes de usá-la, e fracamente tipada: não exige declarar o tipo)</text:span>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2">
          <table:table-cell table:style-name="ce112"/>
          <table:table-cell table:style-name="ce120" office:value-type="string" calcext:value-type="string">
            <text:p>DHTML </text:p>
          </table:table-cell>
          <table:table-cell table:style-name="ce120" table:number-columns-repeated="2"/>
          <table:table-cell table:number-columns-repeated="1020"/>
        </table:table-row>
        <table:table-row table:style-name="ro2">
          <table:table-cell table:style-name="ce112"/>
          <table:table-cell table:style-name="ce120" office:value-type="string" calcext:value-type="string">
            <text:p>C# </text:p>
          </table:table-cell>
          <table:table-cell table:style-name="ce120" table:number-columns-repeated="2"/>
          <table:table-cell table:number-columns-repeated="1020"/>
        </table:table-row>
        <table:table-row table:style-name="ro2">
          <table:table-cell table:style-name="ce112"/>
          <table:table-cell table:style-name="ce120" office:value-type="string" calcext:value-type="string">
            <text:p>JSP (Java Server Pages)</text:p>
          </table:table-cell>
          <table:table-cell table:style-name="ce120" table:number-columns-repeated="2"/>
          <table:table-cell table:number-columns-repeated="1020"/>
        </table:table-row>
        <table:table-row table:style-name="ro2">
          <table:table-cell table:style-name="ce112"/>
          <table:table-cell table:style-name="ce120" office:value-type="string" calcext:value-type="string">
            <text:p>Servlets </text:p>
          </table:table-cell>
          <table:table-cell table:style-name="ce120" table:number-columns-repeated="2"/>
          <table:table-cell table:number-columns-repeated="1020"/>
        </table:table-row>
        <table:table-row table:style-name="ro2">
          <table:table-cell table:style-name="ce112"/>
          <table:table-cell table:style-name="ce120" office:value-type="string" calcext:value-type="string">
            <text:p>ASP.Net (Active Server Pages)</text:p>
          </table:table-cell>
          <table:table-cell table:style-name="ce120" table:number-columns-repeated="2"/>
          <table:table-cell table:number-columns-repeated="1020"/>
        </table:table-row>
        <table:table-row table:style-name="ro2">
          <table:table-cell table:style-name="ce112"/>
          <table:table-cell table:style-name="ce120" office:value-type="string" calcext:value-type="string">
            <text:p>Arquiteturas de componentes: Microsoft COM, .Net, J2EE. </text:p>
          </table:table-cell>
          <table:table-cell table:style-name="ce120" table:number-columns-repeated="2"/>
          <table:table-cell table:number-columns-repeated="1020"/>
        </table:table-row>
        <table:table-row table:style-name="ro2">
          <table:table-cell table:style-name="ce112"/>
          <table:table-cell table:style-name="ce119" office:value-type="string" calcext:value-type="string">
            <text:p>PL/SQL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10">
          <table:table-cell table:style-name="ce112"/>
          <table:table-cell table:style-name="ce119" office:value-type="string" calcext:value-type="string">
            <text:p>AJAX 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2">
          <table:table-cell table:style-name="ce112"/>
          <table:table-cell table:style-name="ce119" office:value-type="string" calcext:value-type="string">
            <text:p>CSS </text:p>
          </table:table-cell>
          <table:table-cell table:style-name="ce126" office:value-type="string" calcext:value-type="string">
            <text:p>OK</text:p>
          </table:table-cell>
          <table:table-cell table:style-name="ce134"/>
          <table:table-cell table:number-columns-repeated="1020"/>
        </table:table-row>
        <table:table-row table:style-name="ro10">
          <table:table-cell table:style-name="ce112"/>
          <table:table-cell table:style-name="ce119" office:value-type="string" calcext:value-type="string">
            <text:p>Programação Web: conceitos fundamentais, persistência<text:span text:style-name="T184">(WebStorage)</text:span>, camadas<text:span text:style-name="T100">(MVC)</text:span> e design patterns<text:span text:style-name="T100">(GoF: Cretional, Structural e Behavioral)</text:span>. </text:p>
          </table:table-cell>
          <table:table-cell table:number-columns-repeated="2" table:style-name="ce126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12"/>
          <table:table-cell table:style-name="ce119" office:value-type="string" calcext:value-type="string">
            <text:p>Web services usando REST<text:span text:style-name="T100">(design pattern/JSON)</text:span>, SOAP<text:span text:style-name="T100">(protocolo/XML)</text:span> e WebApi<text:span text:style-name="T100">(cliente/servidor)</text:span>: ModelagemUML e E-R</text:p>
          </table:table-cell>
          <table:table-cell table:number-columns-repeated="2" table:style-name="ce126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12"/>
          <table:table-cell table:style-name="ce119" office:value-type="string" calcext:value-type="string">
            <text:p><text:span text:style-name="T182">Noções sobre metodologias de análise, projeto e desenvolvimento de sistemas </text:span><text:span text:style-name="T183">(Agile/Scrum/XP)</text:span>, tecnologias web, frameworks de desenvolvimento </text:p>
          </table:table-cell>
          <table:table-cell table:number-columns-repeated="2" table:style-name="ce12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12"/>
          <table:table-cell table:style-name="ce119" office:value-type="string" calcext:value-type="string">
            <text:p><text:span text:style-name="T182">Modelagem UML </text:span><text:span text:style-name="T183">(diagramas </text:span><text:span text:style-name="T185">estruturais</text:span><text:span text:style-name="T187"> e </text:span><text:span text:style-name="T185">comportamentais</text:span><text:span text:style-name="T187">)</text:span><text:span text:style-name="T188"> e E-R</text:span><text:span text:style-name="T189"> (entidade forte ou fraca, cardinalidade dos relacionamentos)</text:span></text:p>
          </table:table-cell>
          <table:table-cell table:style-name="ce126" office:value-type="string" calcext:value-type="string">
            <text:p>OK</text:p>
          </table:table-cell>
          <table:table-cell table:style-name="ce13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12"/>
          <table:table-cell table:style-name="ce119" office:value-type="string" calcext:value-type="string">
            <text:p>Banco de Dados: Conceitos de BD <text:span text:style-name="T100">(hierárquico, rede, relacional e OO)</text:span> e de SGBD, arquitetura de SGBD, Funções básicas de SGBD </text:p>
          </table:table-cell>
          <table:table-cell table:style-name="ce127" office:value-type="string" calcext:value-type="string">
            <text:p>OK</text:p>
          </table:table-cell>
          <table:table-cell table:style-name="ce13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12"/>
          <table:table-cell table:style-name="ce119" office:value-type="string" calcext:value-type="string">
            <text:p><text:span text:style-name="T154">Modelagem de Dados </text:span><text:span text:style-name="T181"> (</text:span><text:span text:style-name="T183">tipos de modelos: </text:span>Modelo Conceitual<text:span text:style-name="T100">(DER)</text:span>, Modelo Lógico<text:span text:style-name="T100">(ficha da entidade)</text:span>, Modelo Físico<text:span text:style-name="T100">(identificação com tipos e restrições)</text:span> </text:p>
          </table:table-cell>
          <table:table-cell table:style-name="ce127" office:value-type="string" calcext:value-type="string">
            <text:p>OK</text:p>
          </table:table-cell>
          <table:table-cell table:style-name="ce13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12"/>
          <table:table-cell table:style-name="ce119" office:value-type="string" calcext:value-type="string">
            <text:p><text:span text:style-name="T182">Modelo entidade relacionamento</text:span><text:span text:style-name="T183"> (MER e sua representação gráfica: DER)</text:span></text:p>
          </table:table-cell>
          <table:table-cell table:style-name="ce127" office:value-type="string" calcext:value-type="string">
            <text:p>OK</text:p>
          </table:table-cell>
          <table:table-cell table:style-name="ce13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12"/>
          <table:table-cell table:style-name="ce119" office:value-type="string" calcext:value-type="string">
            <text:p>Modelo relacional <text:span text:style-name="T100">(dados representados em </text:span><text:span text:style-name="T190">Tabelas</text:span><text:span text:style-name="T184">, [Entidade, atributo e relacionamento], </text:span><text:span text:style-name="T190">chaves primárias </text:span><text:span text:style-name="T184">e </text:span><text:span text:style-name="T190">estrangeiras)</text:span></text:p>
          </table:table-cell>
          <table:table-cell table:style-name="ce127" office:value-type="string" calcext:value-type="string">
            <text:p>OK</text:p>
          </table:table-cell>
          <table:table-cell table:style-name="ce13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12"/>
          <table:table-cell table:style-name="ce119" office:value-type="string" calcext:value-type="string">
            <text:p>Restrições de integridade<text:span text:style-name="T100"> (Domínio, Referencial, Vazio, Chave ou Definida pelo Usuário)</text:span></text:p>
          </table:table-cell>
          <table:table-cell table:style-name="ce127" office:value-type="string" calcext:value-type="string">
            <text:p>OK</text:p>
          </table:table-cell>
          <table:table-cell table:style-name="ce13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12"/>
          <table:table-cell table:style-name="ce119" office:value-type="string" calcext:value-type="string">
            <text:p>Normalização e dependência funcional <text:span text:style-name="T100">(reduzir a redundância de dados para aumentar a integridade e desempenho, 1ª forma normal exige atomicidade)</text:span></text:p>
          </table:table-cell>
          <table:table-cell table:style-name="ce127" office:value-type="string" calcext:value-type="string">
            <text:p>OK</text:p>
          </table:table-cell>
          <table:table-cell table:style-name="ce135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12"/>
          <table:table-cell table:style-name="ce121" office:value-type="string" calcext:value-type="string">
            <text:p><text:span text:style-name="T256">Mapeamento E-R para relacional  </text:span><text:span text:style-name="T257">[</text:span><text:span text:style-name="T258">Entidade</text:span><text:span text:style-name="T259"> </text:span><text:span text:style-name="T260">→</text:span><text:span text:style-name="T259"> </text:span><text:span text:style-name="T261">Tabela]    [</text:span><text:span text:style-name="T258">Atributos</text:span><text:span text:style-name="T259"> </text:span><text:span text:style-name="T260">→</text:span><text:span text:style-name="T259"> </text:span><text:span text:style-name="T261">Colunas/campos]    [</text:span><text:span text:style-name="T258">Relacionamento</text:span><text:span text:style-name="T262"> </text:span><text:span text:style-name="T260">→ </text:span><text:span text:style-name="T262">Cardinalidade]</text:span><text:span text:style-name="T263">   </text:span><text:span text:style-name="T264"> </text:span><text:span text:style-name="T265">[Instância</text:span><text:span text:style-name="T266"> </text:span><text:span text:style-name="T267">→</text:span><text:span text:style-name="T268"> </text:span><text:span text:style-name="T269">Linhas/registros/tuplas]</text:span></text:p>
          </table:table-cell>
          <table:table-cell table:style-name="ce127" office:value-type="string" calcext:value-type="string">
            <text:p>OK</text:p>
          </table:table-cell>
          <table:table-cell table:style-name="ce135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12"/>
          <table:table-cell table:style-name="ce122" office:value-type="string" calcext:value-type="string">
            <text:p>Álgebra relacional. </text:p>
          </table:table-cell>
          <table:table-cell table:style-name="ce127" office:value-type="string" calcext:value-type="string">
            <text:p>OK</text:p>
          </table:table-cell>
          <table:table-cell table:style-name="ce135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12"/>
          <table:table-cell table:style-name="ce122" office:value-type="string" calcext:value-type="string">
            <text:p>Cálculo relacional </text:p>
          </table:table-cell>
          <table:table-cell table:style-name="ce128" office:value-type="string" calcext:value-type="string">
            <text:p>OK</text:p>
          </table:table-cell>
          <table:table-cell table:style-name="ce135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12"/>
          <table:table-cell table:style-name="ce119" office:value-type="string" calcext:value-type="string">
            <text:p>Linguagem SQL: Linguagem de definição de dados (DDL), Linguagem de manipulação de dados (DML)</text:p>
          </table:table-cell>
          <table:table-cell table:style-name="ce129" office:value-type="string" calcext:value-type="string">
            <text:p>OK</text:p>
          </table:table-cell>
          <table:table-cell table:style-name="ce135"/>
          <table:table-cell table:number-columns-repeated="1020"/>
        </table:table-row>
        <table:table-row table:style-name="ro2">
          <table:table-cell table:style-name="ce112"/>
          <table:table-cell table:style-name="ce119" office:value-type="string" calcext:value-type="string">
            <text:p>Conceito de transação<text:span text:style-name="T100"> (executada como tarefa única, seguindo os princípios do ACID; cláusulas Commit, Rollback, begin-end transaction)</text:span></text:p>
          </table:table-cell>
          <table:table-cell table:number-columns-repeated="2" table:style-name="ce12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12"/>
          <table:table-cell table:style-name="ce119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12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12"/>
          <table:table-cell table:style-name="ce122" office:value-type="string" calcext:value-type="string">
            <text:p>Procedimentos armazenados ("Stored Procedures") </text:p>
          </table:table-cell>
          <table:table-cell table:style-name="ce129" office:value-type="string" calcext:value-type="string">
            <text:p>OK</text:p>
          </table:table-cell>
          <table:table-cell table:style-name="ce129"/>
          <table:table-cell table:number-columns-repeated="1020"/>
        </table:table-row>
        <table:table-row table:style-name="ro10">
          <table:table-cell table:style-name="ce112"/>
          <table:table-cell table:style-name="ce122" office:value-type="string" calcext:value-type="string">
            <text:p>Gatilhos ("Triggers") <text:span text:style-name="T100">(stored procedure disparado por evento DML)</text:span></text:p>
          </table:table-cell>
          <table:table-cell table:style-name="ce129" office:value-type="string" calcext:value-type="string">
            <text:p>OK</text:p>
          </table:table-cell>
          <table:table-cell table:style-name="ce129"/>
          <table:table-cell table:number-columns-repeated="1020"/>
        </table:table-row>
        <table:table-row table:style-name="ro11">
          <table:table-cell table:style-name="ce112"/>
          <table:table-cell table:style-name="ce119" office:value-type="string" calcext:value-type="string">
            <text:p><text:span text:style-name="T154">Sistemas Gerenciadores de Banco de Dados: tabelas, visões </text:span><text:span text:style-name="T183">(selects armazenados na memória cache)</text:span><text:span text:style-name="T154">, índices</text:span><text:span text:style-name="T183"> (resumo de grandes tabelas)</text:span><text:span text:style-name="T154">, sequências </text:span><text:span text:style-name="T183">(criam um valor para uma chave primária)</text:span><text:span text:style-name="T154">, sinônimos </text:span><text:span text:style-name="T183">(referencia outro esquema de um BD distribuído)</text:span><text:span text:style-name="T154">, restrições </text:span><text:span text:style-name="T183">(regras para garantir a integridade)</text:span><text:span text:style-name="T154">, dicionário de dados</text:span><text:span text:style-name="T183"> (documento de metadados sobre a estrutura do BD)</text:span><text:span text:style-name="T181">, restrições de integridade </text:span><text:span text:style-name="T183">(domínio, referencial, vazio, chave ou definida pelo usuário)</text:span><text:span text:style-name="T154">, constraints</text:span><text:span text:style-name="T183">(de </text:span><text:span text:style-name="T270">TIPOS, NOT NULL, UNIQUE, PK, FK, DEFAULT, CHECK</text:span><text:span text:style-name="T271">)</text:span><text:span text:style-name="T272">, tipos de dados </text:span><text:span text:style-name="T273">(</text:span><text:span text:style-name="T274">int</text:span><text:span text:style-name="T271">, </text:span><text:span text:style-name="T274">char</text:span><text:span text:style-name="T271">, </text:span><text:span text:style-name="T274">varchar</text:span><text:span text:style-name="T271">, </text:span><text:span text:style-name="T274">float</text:span><text:span text:style-name="T271">, </text:span><text:span text:style-name="T179">date</text:span><text:span text:style-name="T100">)</text:span>, SQL, PL/SQL. <text:span text:style-name="T100">(e Suas cláusulas e funções)</text:span></text:p>
          </table:table-cell>
          <table:table-cell table:number-columns-repeated="2" table:style-name="ce12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12"/>
          <table:table-cell table:style-name="ce122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129" office:value-type="string" calcext:value-type="string">
            <text:p>OK</text:p>
          </table:table-cell>
          <table:table-cell table:style-name="ce129"/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123" office:value-type="string" calcext:value-type="string">
            <text:p>próximos passos a estudar: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s Java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try catch no caderno concurso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HTML (devo continuar curso guanabara pra também já “matar” tópico CSS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XML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Javascript (devo terminar exercícios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(devo revisar exercícios PHP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estudar Ajax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estudar/mergulhar Banco de Dados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ok</text:p>
          </table:table-cell>
          <table:table-cell office:value-type="string" calcext:value-type="string">
            <text:p>estudar Scrum/XP (backlogs,</text:p>
            <text:p>products backlogs, sprint</text:p>
            <text:p>backlogs, products increments)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estudar tópicos verdinhos que sobraram</text:p>
          </table:table-cell>
          <table:table-cell table:number-columns-repeated="1022"/>
        </table:table-row>
        <table:table-row table:style-name="ro10" table:number-rows-repeated="1048488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Prefeitura_2022.C27:Prefeitura_2022.D30 Prefeitura_2022.C2:Prefeitura_2022.D23">
            <calcext:condition calcext:apply-style-name="ConditionalStyle_18" calcext:value="contains-text(&quot;Ok&quot;)" calcext:base-cell-address="Prefeitura_2022.C2"/>
          </calcext:conditional-format>
          <calcext:conditional-format calcext:target-range-address="Prefeitura_2022.C27:Prefeitura_2022.D30 Prefeitura_2022.C2:Prefeitura_2022.D23">
            <calcext:condition calcext:apply-style-name="ConditionalStyle_17" calcext:value="contains-text(&quot;Falta&quot;)" calcext:base-cell-address="Prefeitura_2022.C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6" calcext:value="contains-text(&quot;Ok&quot;)" calcext:base-cell-address="Prefeitura_2022.C3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5" calcext:value="contains-text(&quot;Falta&quot;)" calcext:base-cell-address="Prefeitura_2022.C32"/>
          </calcext:conditional-format>
          <calcext:conditional-format calcext:target-range-address="Prefeitura_2022.D37:Prefeitura_2022.D37">
            <calcext:condition calcext:apply-style-name="ConditionalStyle_12" calcext:value="contains-text(&quot;Ok&quot;)" calcext:base-cell-address="Prefeitura_2022.D37"/>
          </calcext:conditional-format>
          <calcext:conditional-format calcext:target-range-address="Prefeitura_2022.D37:Prefeitura_2022.D37">
            <calcext:condition calcext:apply-style-name="ConditionalStyle_11" calcext:value="contains-text(&quot;Falta&quot;)" calcext:base-cell-address="Prefeitura_2022.D37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6" calcext:value="contains-text(&quot;Ok&quot;)" calcext:base-cell-address="Prefeitura_2022.C55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5" calcext:value="contains-text(&quot;Falta&quot;)" calcext:base-cell-address="Prefeitura_2022.C55"/>
          </calcext:conditional-format>
          <calcext:conditional-format calcext:target-range-address="Prefeitura_2022.C70:Prefeitura_2022.D75 Prefeitura_2022.C60:Prefeitura_2022.C69">
            <calcext:condition calcext:apply-style-name="ConditionalStyle_4" calcext:value="contains-text(&quot;Ok&quot;)" calcext:base-cell-address="Prefeitura_2022.C60"/>
          </calcext:conditional-format>
          <calcext:conditional-format calcext:target-range-address="Prefeitura_2022.C70:Prefeitura_2022.D75 Prefeitura_2022.C60:Prefeitura_2022.C69">
            <calcext:condition calcext:apply-style-name="ConditionalStyle_3" calcext:value="contains-text(&quot;Falta&quot;)" calcext:base-cell-address="Prefeitura_2022.C60"/>
          </calcext:conditional-format>
        </calcext:conditional-formats>
      </table:table>
      <table:table table:name="Semae_2020" table:style-name="ta3">
        <table:table-column table:style-name="co1" table:default-cell-style-name="ce141"/>
        <table:table-column table:style-name="co11" table:default-cell-style-name="ce95"/>
        <table:table-column table:style-name="co12" table:default-cell-style-name="ce209"/>
        <table:table-column table:style-name="co13" table:default-cell-style-name="ce95"/>
        <table:table-column table:style-name="co5" table:number-columns-repeated="1020" table:default-cell-style-name="ce95"/>
        <table:table-row table:style-name="ro9">
          <table:table-cell table:style-name="ce139" office:value-type="string" calcext:value-type="string">
            <text:p>Matéria</text:p>
          </table:table-cell>
          <table:table-cell table:style-name="ce146" office:value-type="string" calcext:value-type="string">
            <text:p>Conteúdo</text:p>
          </table:table-cell>
          <table:table-cell table:style-name="ce207" office:value-type="string" calcext:value-type="string">
            <text:p>Estudo</text:p>
          </table:table-cell>
          <table:table-cell table:style-name="ce210" office:value-type="string" calcext:value-type="string">
            <text:p>Revisão</text:p>
          </table:table-cell>
          <table:table-cell table:style-name="ce146" table:number-columns-repeated="1020"/>
        </table:table-row>
        <table:table-row table:style-name="ro2">
          <table:table-cell table:style-name="ce140" office:value-type="string" calcext:value-type="string" table:number-columns-spanned="1" table:number-rows-spanned="9">
            <text:p>LÍNGUA PORTUGUESA</text:p>
          </table:table-cell>
          <table:table-cell table:style-name="ce147" office:value-type="string" calcext:value-type="string">
            <text:p>1 Leitura e interpretação de <text:span text:style-name="T90">diversos</text:span><text:span text:style-name="T91"> tipos de textos</text:span><text:span text:style-name="T92"> </text:span>(literários e não literários).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2 Sinônimos e antônimos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3 Sentido próprio e figurado das palavras<text:span text:style-name="T95"> (denotativo ou conotativo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4 Pontuação <text:span text:style-name="T95">(Quando usar e não usar a vírgula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5 Classes de palavras.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6 Concordância nominal e verbal.<text:span text:style-name="T95"> (flexão de gênero, número e/ou pessoa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7 Regências nominal e verbal. <text:span text:style-name="T93">(uso de preposições / </text:span><text:span text:style-name="T94">VTD ou VTI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8 Colocação pronominal<text:span text:style-name="T95"> (próclise, ênclise e mesóclise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9 Crase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42" office:value-type="string" calcext:value-type="string" table:number-columns-spanned="1" table:number-rows-spanned="13">
            <text:p>MATEMÁTICA</text:p>
          </table:table-cell>
          <table:table-cell table:style-name="ce149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9" office:value-type="string" calcext:value-type="string">
            <text:p>Representações fracionária ou decimal.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9" office:value-type="string" calcext:value-type="string">
            <text:p>Mínimo múltiplo comum (MMC)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9" office:value-type="string" calcext:value-type="string">
            <text:p>Máximo divisor comum (MDC)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9" office:value-type="string" calcext:value-type="string">
            <text:p>Porcentagem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9" office:value-type="string" calcext:value-type="string">
            <text:p>Razão e proporção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9" office:value-type="string" calcext:value-type="string">
            <text:p>Regra de três simples ou composta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9" office:value-type="string" calcext:value-type="string">
            <text:p>Sistema de equações do 1º grau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9" office:value-type="string" calcext:value-type="string">
            <text:p>Equações do 2º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9" office:value-type="string" calcext:value-type="string">
            <text:p>Grandezas e medidas – quantidade, tempo, comprimento, superfície, capacidade e massa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9" office:value-type="string" calcext:value-type="string">
            <text:p>Relação entre grandezas – tabela ou gráfico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9" office:value-type="string" calcext:value-type="string">
            <text:p>Tratamento da informação – média aritmética simples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/>
          <table:table-cell table:style-name="ce149" office:value-type="string" calcext:value-type="string">
            <text:p>Noções de Geometria – forma, ângulos, área, perímetro, volume, Teoremas de Pitágoras ou de Tales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43" office:value-type="string" calcext:value-type="string" table:number-columns-spanned="1" table:number-rows-spanned="2">
            <text:p><text:span text:style-name="T99">ATUALIDADES</text:span></text:p>
            <text:p/>
          </table:table-cell>
          <table:table-cell table:style-name="ce151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51" office:value-type="string" calcext:value-type="string">
            <text:p>Anúncio remarcando provas publicado dia 30/08. (provavelmente serão questões do primeiro trimestre de 2020)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44" office:value-type="string" calcext:value-type="string" table:number-columns-spanned="1" table:number-rows-spanned="6">
            <text:p>RACIOCÍNIO LÓGICO</text:p>
          </table:table-cell>
          <table:table-cell table:style-name="ce152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52" office:value-type="string" calcext:value-type="string">
            <text:p>Estruturas lógicas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52" office:value-type="string" calcext:value-type="string">
            <text:p>lógicas de argumentação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52" office:value-type="string" calcext:value-type="string">
            <text:p>Diagramas lógicos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52" office:value-type="string" calcext:value-type="string">
            <text:p>Sequências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52" office:value-type="string" calcext:value-type="string">
            <text:p>Operação com conjuntos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45" office:value-type="string" calcext:value-type="string" table:number-columns-spanned="1" table:number-rows-spanned="39">
            <text:p>ESPECÍFICOS</text:p>
          </table:table-cell>
          <table:table-cell table:style-name="ce154" office:value-type="string" calcext:value-type="string">
            <text:p><text:span text:style-name="T121">Algoritmos e estruturas de dados e objetos</text:span><text:span text:style-name="T275"> (</text:span><text:span text:style-name="T276">listas</text:span><text:span text:style-name="T277">: fila, pilha, lista encadeada circular – </text:span><text:span text:style-name="T276">árvore</text:span><text:span text:style-name="T277">, </text:span><text:span text:style-name="T276">hashtables</text:span><text:span text:style-name="T277">, </text:span><text:span text:style-name="T276">grafos</text:span><text:span text:style-name="T277">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54" office:value-type="string" calcext:value-type="string">
            <text:p>Tipos de dados: elementares e estruturados<text:span text:style-name="T108"> (int, float, char, boolean – string, objeto, música, imagens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54" office:value-type="string" calcext:value-type="string">
            <text:p>Estruturas de controle de fluxo: <text:span text:style-name="T109">Condicionais</text:span><text:span text:style-name="T110">(também chamadas de Estruturas de Seleção IF ELSE, SWITCH CASE) e de </text:span><text:span text:style-name="T111">Repetição</text:span><text:span text:style-name="T110">(WHILE, DO-WHILE, FOR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3">
          <table:covered-table-cell/>
          <table:table-cell table:style-name="ce176" office:value-type="string" calcext:value-type="string">
            <text:p>Programação estruturada<text:span text:style-name="T108"> (Sequencial, Condicionais e Iterações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54" office:value-type="string" calcext:value-type="string">
            <text:p>Modularização <text:span text:style-name="T108">(funções e procedimentos: criados para que se tenha organização, compreensão, manutenção, reuso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54" office:value-type="string" calcext:value-type="string">
            <text:p>Acoplamento entre módulos e coesão de módulos<text:span text:style-name="T108"> (o ideal é um sistema com</text:span><text:span text:style-name="T111"> Fraco Acoplamento</text:span><text:span text:style-name="T110"> e</text:span><text:span text:style-name="T111"> Alta Coesão</text:span><text:span text:style-name="T110"> para ter boa manutenibilidade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54" office:value-type="string" calcext:value-type="string">
            <text:p>Procedimentos e sub-rotinas <text:span text:style-name="T96">(palavras-chave: </text:span><text:span text:style-name="T116">void</text:span><text:span text:style-name="T117"> / </text:span><text:span text:style-name="T116">return</text:span><text:span text:style-name="T117">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54" office:value-type="string" calcext:value-type="string">
            <text:p>Chamadas por referência<text:span text:style-name="T108"> (aponta para o endereço de memória ‘&amp;’)</text:span> e valor <text:span text:style-name="T108">(só copia o dado para o parâmetro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54" office:value-type="string" calcext:value-type="string">
            <text:p>Programação por eventos<text:span text:style-name="T96"> (mudança de estado, envio de mensagens ao manipular interfaces gráficas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/>
          <table:table-cell table:style-name="ce154" office:value-type="string" calcext:value-type="string">
            <text:p>Programação orientada a objetos, classes, objetos, métodos, mensagens, herança, polimorfismo, sobrecarga, interfaces e pacotes, tratamento de exceção<text:span text:style-name="T96"> (throw, try catch, finally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2" office:value-type="string" calcext:value-type="string">
            <text:p>HTML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2" office:value-type="string" calcext:value-type="string">
            <text:p>XML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54" office:value-type="string" calcext:value-type="string">
            <text:p>DHTML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2" office:value-type="string" calcext:value-type="string">
            <text:p>Javascript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54" office:value-type="string" calcext:value-type="string">
            <text:p>C#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2" office:value-type="string" calcext:value-type="string">
            <text:p>PHP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54" office:value-type="string" calcext:value-type="string">
            <text:p>JSP<text:span text:style-name="T96"> (Java Server Pages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54" office:value-type="string" calcext:value-type="string">
            <text:p>Servlets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54" office:value-type="string" calcext:value-type="string">
            <text:p>ASP.Net <text:span text:style-name="T96">(Active Server Pages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98" table:number-columns-repeated="2"/>
          <table:table-cell table:style-name="ce211"/>
          <table:table-cell table:number-columns-repeated="1020"/>
        </table:table-row>
        <table:table-row table:style-name="ro2">
          <table:covered-table-cell/>
          <table:table-cell table:style-name="ce154" office:value-type="string" calcext:value-type="string">
            <text:p>Modelagem UML <text:span text:style-name="T137">(diagramas </text:span><text:span text:style-name="T278">estruturais</text:span><text:span text:style-name="T279"> e </text:span><text:span text:style-name="T278">comportamentais</text:span><text:span text:style-name="T279">)</text:span> e E-R<text:span text:style-name="T137"> (entidade forte ou fraca, cardinalidade dos relacionamentos)</text:span></text:p>
          </table:table-cell>
          <table:table-cell table:style-name="ce208" office:value-type="string" calcext:value-type="string">
            <text:p>OK</text:p>
          </table:table-cell>
          <table:table-cell table:style-name="ce208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54" office:value-type="string" calcext:value-type="string">
            <text:p>Banco de Dados: Conceitos de BD <text:span text:style-name="T96">(hierárquico, rede, relacional e OO)</text:span> e de SGBD, arquitetura de SGBD, Funções básicas de SGBD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54" office:value-type="string" calcext:value-type="string">
            <text:p><text:span text:style-name="T121">Modelagem de Dados </text:span>(<text:span text:style-name="T137">tipos de modelos: </text:span>Modelo Conceitual<text:span text:style-name="T96">(DER)</text:span>, Modelo Lógico<text:span text:style-name="T96">(ficha da entidade)</text:span>, Modelo Físico<text:span text:style-name="T96">(identificação com tipos e restrições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54" office:value-type="string" calcext:value-type="string">
            <text:p>Modelo entidade relacionamento<text:span text:style-name="T137"> (MER e sua representação gráfica: DER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54" office:value-type="string" calcext:value-type="string">
            <text:p>Modelo relacional <text:span text:style-name="T96">(dados representados em </text:span><text:span text:style-name="T127">Tabelas</text:span><text:span text:style-name="T128">, [Entidade, atributo e relacionamento], </text:span><text:span text:style-name="T127">chaves primárias </text:span><text:span text:style-name="T128">e </text:span><text:span text:style-name="T127">estrangeiras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54" office:value-type="string" calcext:value-type="string">
            <text:p>Restrições de integridade<text:span text:style-name="T96"> (Domínio, Referencial, Vazio, Chave ou Definida pelo Usuário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54" office:value-type="string" calcext:value-type="string">
            <text:p>Normalização e dependência funcional <text:span text:style-name="T96">(reduzir a redundância de dados para aumentar a integridade e desempenho, 1ª forma normal exige atomicidade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202" office:value-type="string" calcext:value-type="string">
            <text:p>Mapeamento E-R para relacional <text:span text:style-name="T96">[</text:span><text:span text:style-name="T127">Entidade</text:span> <text:span text:style-name="T280">→</text:span> <text:span text:style-name="T96">Tabela] [</text:span><text:span text:style-name="T127">Atributos</text:span> <text:span text:style-name="T280">→</text:span> <text:span text:style-name="T96">Colunas/campos] [</text:span><text:span text:style-name="T127">Relacionamento</text:span><text:span text:style-name="T128"> </text:span><text:span text:style-name="T281">→ </text:span><text:span text:style-name="T282">Cardinalidade] [Instância</text:span><text:span text:style-name="T283"> </text:span><text:span text:style-name="T284">→</text:span> <text:span text:style-name="T96">Linhas/registros/tuplas]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2" office:value-type="string" calcext:value-type="string">
            <text:p>Linguagem SQL: Linguagem de definição de dados (DDL), Linguagem de manipulação de dados (DML)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54" office:value-type="string" calcext:value-type="string">
            <text:p>Conceito de transação<text:span text:style-name="T96"> (executada como tarefa única, seguindo os princípios do ACID; cláusulas Commit, Rollback, begin-end transaction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54" office:value-type="string" calcext:value-type="string">
            <text:p>Integridade de dados, concorrência, recuperação, distribuição, replicação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15">
          <table:covered-table-cell/>
          <table:table-cell table:style-name="ce154" office:value-type="string" calcext:value-type="string">
            <text:p><text:span text:style-name="T121">Sistemas Gerenciadores de Banco de Dados: tabelas, visões </text:span><text:span text:style-name="T120">(selects armazenados na memória cache)</text:span><text:span text:style-name="T285">, índices</text:span><text:span text:style-name="T120"> (resumo de grandes tabelas)</text:span><text:span text:style-name="T285">, sequências </text:span><text:span text:style-name="T120">(criam um valor para uma chave primária)</text:span><text:span text:style-name="T285">, sinônimos </text:span><text:span text:style-name="T120">(referencia outro esquema de um BD distribuído)</text:span><text:span text:style-name="T285">, restrições </text:span><text:span text:style-name="T120">(regras para garantir a integridade)</text:span><text:span text:style-name="T285">, dicionário de dados</text:span><text:span text:style-name="T120"> (documento de metadados sobre a estrutura do BD)</text:span>, restrições de integridade <text:span text:style-name="T137">(domínio, referencial, vazio, chave ou definida pelo usuário)</text:span><text:span text:style-name="T285">, constraints</text:span><text:span text:style-name="T120">(de </text:span><text:span text:style-name="T286">TIPOS, NOT NULL, UNIQUE, PK, FK, DEFAULT, CHECK</text:span><text:span text:style-name="T287">)</text:span><text:span text:style-name="T288">, tipos de dados </text:span><text:span text:style-name="T289">(</text:span><text:span text:style-name="T286">int</text:span><text:span text:style-name="T287">, </text:span><text:span text:style-name="T286">char</text:span><text:span text:style-name="T287">, </text:span><text:span text:style-name="T286">varchar</text:span><text:span text:style-name="T287">, </text:span><text:span text:style-name="T286">float</text:span><text:span text:style-name="T287">, </text:span><text:span text:style-name="T290">date</text:span><text:span text:style-name="T291">)</text:span>, SQL, PL/SQL. <text:span text:style-name="T96">(e seus parâmetros)</text:span></text:p>
          </table:table-cell>
          <table:table-cell table:number-columns-repeated="2" table:style-name="ce20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203" table:number-columns-spanned="3" table:number-rows-spanned="1"/>
          <table:covered-table-cell table:number-columns-repeated="2"/>
          <table:table-cell table:number-columns-repeated="1020"/>
        </table:table-row>
        <table:table-row table:style-name="ro10">
          <table:covered-table-cell/>
          <table:table-cell table:style-name="ce205" office:value-type="string" calcext:value-type="string">
            <text:p>Se sobrar tempo, veja:</text:p>
          </table:table-cell>
          <table:table-cell table:style-name="ce208"/>
          <table:table-cell table:style-name="ce212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206" office:value-type="string" calcext:value-type="string">
            <text:p>Scrum, XP</text:p>
          </table:table-cell>
          <table:table-cell table:style-name="ce208"/>
          <table:table-cell table:style-name="ce212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206" office:value-type="string" calcext:value-type="string">
            <text:p>Arquiteturas de componentes: Microsoft COM, .Net, J2EE.</text:p>
          </table:table-cell>
          <table:table-cell table:style-name="ce208"/>
          <table:table-cell table:style-name="ce212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206" office:value-type="string" calcext:value-type="string">
            <text:p>AJAX</text:p>
          </table:table-cell>
          <table:table-cell table:style-name="ce208"/>
          <table:table-cell table:style-name="ce212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206" office:value-type="string" calcext:value-type="string">
            <text:p>CSS</text:p>
          </table:table-cell>
          <table:table-cell table:style-name="ce208" office:value-type="string" calcext:value-type="string">
            <text:p>OK</text:p>
          </table:table-cell>
          <table:table-cell table:style-name="ce212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covered-table-cell/>
          <table:table-cell table:style-name="ce206" office:value-type="string" calcext:value-type="string">
            <text:p>Programação Web: conceitos fundamentais, persistência, camadas e design patterns.</text:p>
          </table:table-cell>
          <table:table-cell table:style-name="ce208"/>
          <table:table-cell table:style-name="ce212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206" office:value-type="string" calcext:value-type="string">
            <text:p>Web services usando REST, SOAP e WebApi:</text:p>
          </table:table-cell>
          <table:table-cell table:style-name="ce208"/>
          <table:table-cell table:style-name="ce212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206" office:value-type="string" calcext:value-type="string">
            <text:p>Procedimentos armazenados ("Stored Procedures")</text:p>
          </table:table-cell>
          <table:table-cell table:style-name="ce208" office:value-type="string" calcext:value-type="string">
            <text:p>OK</text:p>
          </table:table-cell>
          <table:table-cell table:style-name="ce212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206" office:value-type="string" calcext:value-type="string">
            <text:p>Gatilhos ("Triggers") <text:span text:style-name="T96">(stored procedure disparado por evento DML)</text:span></text:p>
          </table:table-cell>
          <table:table-cell table:style-name="ce208" office:value-type="string" calcext:value-type="string">
            <text:p>OK</text:p>
          </table:table-cell>
          <table:table-cell table:style-name="ce212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206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style-name="ce208"/>
          <table:table-cell table:style-name="ce212" office:value-type="string" calcext:value-type="string">
            <text:p>Falta</text:p>
          </table:table-cell>
          <table:table-cell table:number-columns-repeated="1020"/>
        </table:table-row>
        <table:table-row table:style-name="ro10" table:number-rows-repeated="104850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Calibri11" svg:font-family="Calibri1"/>
    <style:font-face style:name="Calibri2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 style:font-pitch="fixed"/>
    <style:font-face style:name="Mono1" svg:font-family="Mono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6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6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6P0"/>
    </number:number-style>
    <number:number-style style:name="N10108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number-style style:name="N1011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</number:text>
      <number:fill-character> </number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0000" style:vertical-align="automatic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num-format="1" style:print-orientation="portrait" fo:margin-top="2cm" fo:margin-bottom="2cm" fo:margin-left="1.3cm" fo:margin-right="1.3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initial-creator>sti</meta:initial-creator>
    <meta:creation-date>2014-12-16T18:10:59Z</meta:creation-date>
    <dc:date>2024-07-19T12:36:09.141000000</dc:date>
    <meta:print-date>2015-04-13T22:24:15Z</meta:print-date>
    <meta:editing-cycles>100</meta:editing-cycles>
    <meta:editing-duration>P2DT18H6M52S</meta:editing-duration>
    <meta:document-statistic meta:table-count="5" meta:cell-count="59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